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layout-cache" manifest:media-type="application/binary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5/settings.xml" manifest:media-type="text/xml"/>
  <manifest:file-entry manifest:full-path="Object 5/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93d2" officeooo:paragraph-rsid="000093d2"/>
    </style:style>
    <style:style style:name="P2" style:family="paragraph" style:parent-style-name="Standard">
      <style:paragraph-properties fo:text-align="center" style:justify-single-word="false"/>
      <style:text-properties officeooo:rsid="000093d2" officeooo:paragraph-rsid="00414fbf"/>
    </style:style>
    <style:style style:name="P3" style:family="paragraph" style:parent-style-name="Standard">
      <style:paragraph-properties fo:text-align="center" style:justify-single-word="false"/>
      <style:text-properties officeooo:rsid="004561c4" officeooo:paragraph-rsid="000093d2"/>
    </style:style>
    <style:style style:name="P4" style:family="paragraph" style:parent-style-name="Standard">
      <style:text-properties style:text-underline-style="none" fo:font-weight="bold" officeooo:rsid="00d01a5e" officeooo:paragraph-rsid="00d01a5e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11ba695" officeooo:paragraph-rsid="011ba695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123e4ec" officeooo:paragraph-rsid="0123e4ec" style:font-weight-asian="bold" style:font-weight-complex="bold"/>
    </style:style>
    <style:style style:name="P7" style:family="paragraph" style:parent-style-name="Preformatted_20_Text">
      <style:text-properties style:text-underline-style="none" fo:font-weight="bold" officeooo:rsid="01abc371" officeooo:paragraph-rsid="01abc371" style:font-weight-asian="bold" style:font-weight-complex="bold"/>
    </style:style>
    <style:style style:name="P8" style:family="paragraph" style:parent-style-name="Preformatted_20_Text">
      <style:text-properties fo:font-variant="normal" fo:text-transform="none" fo:color="#333333" style:font-name="Monaco" fo:font-size="9.75pt" fo:letter-spacing="normal" fo:font-style="normal" style:text-underline-style="none" fo:font-weight="normal" officeooo:rsid="01abc371" officeooo:paragraph-rsid="01abc371" style:font-weight-asian="bold" style:font-weight-complex="bold"/>
    </style:style>
    <style:style style:name="P9" style:family="paragraph" style:parent-style-name="Preformatted_20_Text">
      <style:paragraph-properties fo:margin-left="0.0835in" fo:margin-right="0.0835in" fo:margin-top="0.0835in" fo:margin-bottom="0.0835in" loext:contextual-spacing="false" fo:line-height="125%" fo:orphans="2" fo:widows="2" fo:text-indent="0in" style:auto-text-indent="false" fo:padding="0.1043in" fo:border="0.06pt solid #c6c9cc"/>
      <style:text-properties fo:font-variant="normal" fo:text-transform="none" fo:color="#000000" style:font-name="Monaco" fo:font-size="9.75pt" fo:letter-spacing="normal" fo:font-style="normal" style:text-underline-style="none" fo:font-weight="normal" officeooo:rsid="00d01a5e" officeooo:paragraph-rsid="01aad6f7" style:font-weight-asian="bold" style:font-weight-complex="bold"/>
    </style:style>
    <style:style style:name="P10" style:family="paragraph" style:parent-style-name="Preformatted_20_Text">
      <style:paragraph-properties fo:margin-left="0.0835in" fo:margin-right="0.0835in" fo:margin-top="0.0835in" fo:margin-bottom="0.0835in" loext:contextual-spacing="false" fo:line-height="125%" fo:orphans="2" fo:widows="2" fo:text-indent="0in" style:auto-text-indent="false" fo:padding="0.1043in" fo:border="0.06pt solid #c6c9cc"/>
      <style:text-properties fo:font-variant="normal" fo:text-transform="none" fo:color="#333333" style:font-name="Monaco" fo:font-size="9.75pt" fo:letter-spacing="normal" fo:font-style="normal" fo:font-weight="normal"/>
    </style:style>
    <style:style style:name="P11" style:family="paragraph" style:parent-style-name="Preformatted_20_Text">
      <style:paragraph-properties fo:margin-left="0.0835in" fo:margin-right="0.0835in" fo:margin-top="0.0835in" fo:margin-bottom="0.0835in" loext:contextual-spacing="false" fo:line-height="125%" fo:orphans="2" fo:widows="2" fo:text-indent="0in" style:auto-text-indent="false" fo:padding="0.1043in" fo:border="0.06pt solid #c6c9cc"/>
      <style:text-properties fo:font-variant="normal" fo:text-transform="none" fo:color="#333333" style:font-name="Monaco" fo:font-size="9.75pt" fo:letter-spacing="normal" fo:font-style="normal" style:text-underline-style="none" fo:font-weight="normal" officeooo:rsid="01abc371" officeooo:paragraph-rsid="01abc371" style:font-weight-asian="bold" style:font-weight-complex="bold"/>
    </style:style>
    <style:style style:name="P12" style:family="paragraph" style:parent-style-name="Preformatted_20_Text">
      <style:paragraph-properties fo:margin-left="0.0835in" fo:margin-right="0.0835in" fo:margin-top="0.0835in" fo:margin-bottom="0.0835in" loext:contextual-spacing="false" fo:line-height="125%" fo:orphans="2" fo:widows="2" fo:text-indent="0in" style:auto-text-indent="false" fo:padding="0.1043in" fo:border="0.06pt solid #c6c9cc"/>
      <style:text-properties fo:font-variant="normal" fo:text-transform="none" fo:color="#333333" fo:letter-spacing="normal"/>
    </style:style>
    <style:style style:name="P13" style:family="paragraph" style:parent-style-name="Preformatted_20_Text">
      <style:paragraph-properties fo:margin-left="0.0835in" fo:margin-right="0.0835in" fo:margin-top="0.0835in" fo:margin-bottom="0.0835in" loext:contextual-spacing="false" fo:line-height="125%" fo:orphans="2" fo:widows="2" fo:text-indent="0in" style:auto-text-indent="false" fo:padding="0.1043in" fo:border="0.06pt solid #c6c9cc"/>
    </style:style>
    <style:style style:name="P14" style:family="paragraph" style:parent-style-name="Standard">
      <style:text-properties style:text-underline-style="none" fo:font-weight="bold" officeooo:rsid="00d01a5e" officeooo:paragraph-rsid="01aad6f7" style:font-weight-asian="bold" style:font-weight-complex="bold"/>
    </style:style>
    <style:style style:name="P15" style:family="paragraph" style:parent-style-name="Standard">
      <style:text-properties style:text-underline-style="none" fo:font-weight="bold" officeooo:rsid="01abc371" officeooo:paragraph-rsid="01abc371" style:font-weight-asian="bold" style:font-weight-complex="bold"/>
    </style:style>
    <style:style style:name="P16" style:family="paragraph" style:parent-style-name="Standard">
      <style:text-properties style:text-underline-style="none" fo:font-weight="bold" officeooo:rsid="011ba695" officeooo:paragraph-rsid="011ba695" style:font-weight-asian="bold" style:font-weight-complex="bold"/>
    </style:style>
    <style:style style:name="P17" style:family="paragraph" style:parent-style-name="Standard">
      <style:text-properties style:text-underline-style="none" fo:font-weight="bold" officeooo:rsid="0123e4ec" officeooo:paragraph-rsid="0123e4ec" style:font-weight-asian="bold" style:font-weight-complex="bold"/>
    </style:style>
    <style:style style:name="P18" style:family="paragraph" style:parent-style-name="Standard">
      <style:text-properties style:text-underline-style="none" fo:font-weight="bold" officeooo:rsid="0123e4ec" officeooo:paragraph-rsid="01b1913a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1b1913a" officeooo:paragraph-rsid="01b1913a" style:font-weight-asian="bold" style:font-weight-complex="bold"/>
    </style:style>
    <style:style style:name="P20" style:family="paragraph" style:parent-style-name="Standard">
      <style:text-properties style:text-underline-style="none" fo:font-weight="bold" officeooo:rsid="01b1913a" officeooo:paragraph-rsid="01b2a138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1b2a138" officeooo:paragraph-rsid="01b2a138" style:font-weight-asian="bold" style:font-weight-complex="bold"/>
    </style:style>
    <style:style style:name="P22" style:family="paragraph" style:parent-style-name="Standard">
      <style:text-properties officeooo:rsid="01184462" officeooo:paragraph-rsid="01184462"/>
    </style:style>
    <style:style style:name="P23" style:family="paragraph" style:parent-style-name="Standard">
      <style:text-properties officeooo:rsid="01aad6f7" officeooo:paragraph-rsid="01aad6f7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187a5" officeooo:paragraph-rsid="01aad6f7" style:font-weight-asian="bold" style:font-weight-complex="bold"/>
    </style:style>
    <style:style style:name="P25" style:family="paragraph" style:parent-style-name="Standard">
      <style:text-properties officeooo:rsid="000187a5" officeooo:paragraph-rsid="01aad6f7"/>
    </style:style>
    <style:style style:name="P26" style:family="paragraph" style:parent-style-name="Standard">
      <style:text-properties fo:font-weight="normal" officeooo:rsid="00ab264a" officeooo:paragraph-rsid="01aad6f7" style:font-weight-asian="normal" style:font-weight-complex="normal"/>
    </style:style>
    <style:style style:name="P27" style:family="paragraph" style:parent-style-name="Standard">
      <style:text-properties fo:font-weight="normal" officeooo:rsid="000187a5" officeooo:paragraph-rsid="01aad6f7" style:font-weight-asian="normal" style:font-weight-complex="normal"/>
    </style:style>
    <style:style style:name="P28" style:family="paragraph" style:parent-style-name="Standard">
      <style:text-properties fo:font-weight="normal" officeooo:rsid="01c683f8" officeooo:paragraph-rsid="01c683f8" style:font-weight-asian="normal" style:font-weight-complex="normal"/>
    </style:style>
    <style:style style:name="P29" style:family="paragraph" style:parent-style-name="Standard">
      <style:text-properties fo:font-weight="normal" officeooo:rsid="01c945bb" officeooo:paragraph-rsid="01c945bb" style:font-weight-asian="normal" style:font-weight-complex="normal"/>
    </style:style>
    <style:style style:name="P30" style:family="paragraph" style:parent-style-name="Standard">
      <style:text-properties fo:font-weight="normal" officeooo:rsid="01cb806e" officeooo:paragraph-rsid="01cb806e" style:font-weight-asian="normal" style:font-weight-complex="normal"/>
    </style:style>
    <style:style style:name="P31" style:family="paragraph" style:parent-style-name="Standard">
      <style:text-properties fo:font-weight="normal" officeooo:rsid="01ce928f" officeooo:paragraph-rsid="01ce928f" style:font-weight-asian="normal" style:font-weight-complex="normal"/>
    </style:style>
    <style:style style:name="P32" style:family="paragraph" style:parent-style-name="Standard">
      <style:text-properties fo:font-weight="bold" officeooo:rsid="01b63578" officeooo:paragraph-rsid="01b63578" style:font-weight-asian="bold" style:font-weight-complex="bold"/>
    </style:style>
    <style:style style:name="P33" style:family="paragraph" style:parent-style-name="Standard">
      <style:text-properties fo:font-weight="bold" officeooo:rsid="01b9d903" officeooo:paragraph-rsid="01b9d903" style:font-weight-asian="bold" style:font-weight-complex="bold"/>
    </style:style>
    <style:style style:name="P34" style:family="paragraph" style:parent-style-name="Standard">
      <style:text-properties fo:font-weight="bold" officeooo:rsid="01bed49d" officeooo:paragraph-rsid="01bed49d" style:font-weight-asian="bold" style:font-weight-complex="bold"/>
    </style:style>
    <style:style style:name="P35" style:family="paragraph" style:parent-style-name="Standard">
      <style:text-properties fo:font-weight="bold" officeooo:rsid="01c683f8" officeooo:paragraph-rsid="01c683f8" style:font-weight-asian="bold" style:font-weight-complex="bold"/>
    </style:style>
    <style:style style:name="P36" style:family="paragraph" style:parent-style-name="Standard">
      <style:text-properties fo:font-weight="bold" officeooo:rsid="01c8686a" officeooo:paragraph-rsid="01c8686a" style:font-weight-asian="bold" style:font-weight-complex="bold"/>
    </style:style>
    <style:style style:name="P37" style:family="paragraph" style:parent-style-name="Standard">
      <style:text-properties officeooo:rsid="01b43dc0" officeooo:paragraph-rsid="01b43dc0"/>
    </style:style>
    <style:style style:name="P38" style:family="paragraph" style:parent-style-name="Standard">
      <style:text-properties officeooo:rsid="01b43dc0" officeooo:paragraph-rsid="01bb1752"/>
    </style:style>
    <style:style style:name="P39" style:family="paragraph" style:parent-style-name="Standard">
      <style:text-properties officeooo:rsid="01b46ed6" officeooo:paragraph-rsid="01b46ed6"/>
    </style:style>
    <style:style style:name="P40" style:family="paragraph" style:parent-style-name="Standard">
      <style:text-properties officeooo:rsid="01b63578" officeooo:paragraph-rsid="01b63578"/>
    </style:style>
    <style:style style:name="P41" style:family="paragraph" style:parent-style-name="Standard">
      <style:text-properties officeooo:rsid="01b63578" officeooo:paragraph-rsid="01b79195"/>
    </style:style>
    <style:style style:name="P42" style:family="paragraph" style:parent-style-name="Standard">
      <style:text-properties officeooo:rsid="01b63578" officeooo:paragraph-rsid="01bed49d"/>
    </style:style>
    <style:style style:name="P43" style:family="paragraph" style:parent-style-name="Standard">
      <style:text-properties officeooo:rsid="01b79195" officeooo:paragraph-rsid="01b79195"/>
    </style:style>
    <style:style style:name="P44" style:family="paragraph" style:parent-style-name="Standard">
      <style:text-properties officeooo:rsid="01bed49d" officeooo:paragraph-rsid="01bed49d"/>
    </style:style>
    <style:style style:name="P45" style:family="paragraph" style:parent-style-name="Standard">
      <style:paragraph-properties fo:break-before="page"/>
      <style:text-properties style:text-underline-style="none" fo:font-weight="bold" officeooo:rsid="0123e4ec" officeooo:paragraph-rsid="0123e4ec" style:font-weight-asian="bold" style:font-weight-complex="bold"/>
    </style:style>
    <style:style style:name="P46" style:family="paragraph" style:parent-style-name="Standard">
      <style:paragraph-properties fo:break-before="page"/>
      <style:text-properties style:text-underline-style="none" fo:font-weight="bold" officeooo:rsid="01b2a138" officeooo:paragraph-rsid="01b2a138" style:font-weight-asian="bold" style:font-weight-complex="bold"/>
    </style:style>
    <style:style style:name="P47" style:family="paragraph" style:parent-style-name="Standard">
      <style:paragraph-properties fo:break-before="page"/>
      <style:text-properties fo:font-weight="bold" officeooo:rsid="01b43dc0" officeooo:paragraph-rsid="01b43dc0" style:font-weight-asian="bold" style:font-weight-complex="bold"/>
    </style:style>
    <style:style style:name="P48" style:family="paragraph" style:parent-style-name="Standard">
      <style:paragraph-properties fo:break-before="page"/>
      <style:text-properties fo:font-weight="normal" officeooo:rsid="01c683f8" officeooo:paragraph-rsid="01c683f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ccf4e8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bold" officeooo:rsid="01b9d903" style:font-weight-asian="bold" style:font-weight-complex="bold"/>
    </style:style>
    <style:style style:name="T6" style:family="text">
      <style:text-properties style:text-underline-style="none" fo:font-weight="bold" officeooo:rsid="01b79195" style:font-weight-asian="bold" style:font-weight-complex="bold"/>
    </style:style>
    <style:style style:name="T7" style:family="text">
      <style:text-properties style:text-underline-style="none" fo:font-weight="bold" officeooo:rsid="01c9a6f5" style:font-weight-asian="bold" style:font-weight-complex="bold"/>
    </style:style>
    <style:style style:name="T8" style:family="text">
      <style:text-properties style:text-underline-style="none" fo:font-weight="bold" officeooo:rsid="01ce928f" style:font-weight-asian="bold" style:font-weight-complex="bold"/>
    </style:style>
    <style:style style:name="T9" style:family="text">
      <style:text-properties style:text-underline-style="none" fo:font-weight="bold" officeooo:rsid="01cc51b2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1b79195" style:font-weight-asian="normal" style:font-weight-complex="normal"/>
    </style:style>
    <style:style style:name="T12" style:family="text">
      <style:text-properties style:text-underline-style="none" fo:font-weight="normal" officeooo:rsid="01b43dc0" style:font-weight-asian="normal" style:font-weight-complex="normal"/>
    </style:style>
    <style:style style:name="T13" style:family="text">
      <style:text-properties style:text-underline-style="none" fo:font-weight="normal" officeooo:rsid="01b7f0c5" style:font-weight-asian="normal" style:font-weight-complex="normal"/>
    </style:style>
    <style:style style:name="T14" style:family="text">
      <style:text-properties style:text-underline-style="none" fo:font-weight="normal" officeooo:rsid="01b9d903" style:font-weight-asian="normal" style:font-weight-complex="normal"/>
    </style:style>
    <style:style style:name="T15" style:family="text">
      <style:text-properties style:text-underline-style="none" fo:font-weight="normal" officeooo:rsid="01bb1752" style:font-weight-asian="normal" style:font-weight-complex="normal"/>
    </style:style>
    <style:style style:name="T16" style:family="text">
      <style:text-properties style:text-underline-style="none" fo:font-weight="normal" officeooo:rsid="01bd061d" style:font-weight-asian="normal" style:font-weight-complex="normal"/>
    </style:style>
    <style:style style:name="T17" style:family="text">
      <style:text-properties style:text-underline-style="none" fo:font-weight="normal" officeooo:rsid="01be15eb" style:font-weight-asian="normal" style:font-weight-complex="normal"/>
    </style:style>
    <style:style style:name="T18" style:family="text">
      <style:text-properties style:text-underline-style="none" fo:font-weight="normal" officeooo:rsid="01bed49d" style:font-weight-asian="normal" style:font-weight-complex="normal"/>
    </style:style>
    <style:style style:name="T19" style:family="text">
      <style:text-properties style:text-underline-style="none" fo:font-weight="normal" officeooo:rsid="01c159c2" style:font-weight-asian="normal" style:font-weight-complex="normal"/>
    </style:style>
    <style:style style:name="T20" style:family="text">
      <style:text-properties style:text-underline-style="none" fo:font-weight="normal" officeooo:rsid="01c1e002" style:font-weight-asian="normal" style:font-weight-complex="normal"/>
    </style:style>
    <style:style style:name="T21" style:family="text">
      <style:text-properties style:text-underline-style="none" fo:font-weight="normal" officeooo:rsid="01c2c2dd" style:font-weight-asian="normal" style:font-weight-complex="normal"/>
    </style:style>
    <style:style style:name="T22" style:family="text">
      <style:text-properties style:text-underline-style="none" fo:font-weight="normal" officeooo:rsid="01c4bd92" style:font-weight-asian="normal" style:font-weight-complex="normal"/>
    </style:style>
    <style:style style:name="T23" style:family="text">
      <style:text-properties style:text-underline-style="none" officeooo:rsid="00ab264a"/>
    </style:style>
    <style:style style:name="T24" style:family="text">
      <style:text-properties style:text-underline-style="none" officeooo:rsid="01ac5607"/>
    </style:style>
    <style:style style:name="T25" style:family="text">
      <style:text-properties style:text-underline-style="none" officeooo:rsid="01b9d903"/>
    </style:style>
    <style:style style:name="T26" style:family="text">
      <style:text-properties style:text-underline-style="none" officeooo:rsid="01c57d67"/>
    </style:style>
    <style:style style:name="T27" style:family="text">
      <style:text-properties style:text-underline-style="none" officeooo:rsid="01c4bd92"/>
    </style:style>
    <style:style style:name="T28" style:family="text">
      <style:text-properties style:text-underline-style="none" officeooo:rsid="01c9a6f5"/>
    </style:style>
    <style:style style:name="T29" style:family="text">
      <style:text-properties style:text-underline-style="none" officeooo:rsid="01cc51b2"/>
    </style:style>
    <style:style style:name="T30" style:family="text">
      <style:text-properties style:text-underline-style="none" officeooo:rsid="01cf4381"/>
    </style:style>
    <style:style style:name="T31" style:family="text">
      <style:text-properties style:text-underline-style="none" officeooo:rsid="01d0f2e2"/>
    </style:style>
    <style:style style:name="T32" style:family="text">
      <style:text-properties style:text-underline-style="none" officeooo:rsid="01d16791"/>
    </style:style>
    <style:style style:name="T33" style:family="text">
      <style:text-properties style:text-underline-style="none" officeooo:rsid="01d1fe40"/>
    </style:style>
    <style:style style:name="T34" style:family="text">
      <style:text-properties fo:font-weight="normal" officeooo:rsid="00ccf4e8" style:font-weight-asian="normal" style:font-weight-complex="normal"/>
    </style:style>
    <style:style style:name="T35" style:family="text">
      <style:text-properties officeooo:rsid="0003771c"/>
    </style:style>
    <style:style style:name="T36" style:family="text">
      <style:text-properties officeooo:rsid="01aad6f7"/>
    </style:style>
    <style:style style:name="T37" style:family="text">
      <style:text-properties fo:color="#660066"/>
    </style:style>
    <style:style style:name="T38" style:family="text">
      <style:text-properties fo:color="#660066" style:font-name="Monaco" fo:font-size="9.75pt" fo:font-style="normal" fo:font-weight="normal"/>
    </style:style>
    <style:style style:name="T39" style:family="text">
      <style:text-properties fo:color="#660066" style:font-name="Monaco" fo:font-size="9.75pt" fo:font-style="normal" fo:font-weight="bold" style:font-weight-asian="bold" style:font-weight-complex="bold"/>
    </style:style>
    <style:style style:name="T40" style:family="text">
      <style:text-properties fo:color="#000000"/>
    </style:style>
    <style:style style:name="T41" style:family="text">
      <style:text-properties fo:color="#000000" style:font-name="Monaco" fo:font-size="9.75pt" fo:font-style="normal" fo:font-weight="normal"/>
    </style:style>
    <style:style style:name="T42" style:family="text">
      <style:text-properties fo:color="#000000" style:font-name="Monaco" fo:font-size="9.75pt" fo:font-style="normal" fo:font-weight="bold" style:font-weight-asian="bold" style:font-weight-complex="bold"/>
    </style:style>
    <style:style style:name="T43" style:family="text">
      <style:text-properties fo:color="#006666"/>
    </style:style>
    <style:style style:name="T44" style:family="text">
      <style:text-properties fo:color="#006666" style:font-name="Monaco" fo:font-size="9.75pt" fo:font-style="normal" fo:font-weight="normal"/>
    </style:style>
    <style:style style:name="T45" style:family="text">
      <style:text-properties fo:color="#006666" style:font-name="Monaco" fo:font-size="9.75pt" fo:font-style="normal" fo:font-weight="bold" style:font-weight-asian="bold" style:font-weight-complex="bold"/>
    </style:style>
    <style:style style:name="T46" style:family="text">
      <style:text-properties fo:color="#666600" style:font-name="Monaco" fo:font-size="9.75pt" fo:font-style="normal" fo:font-weight="bold" style:font-weight-asian="bold" style:font-weight-complex="bold"/>
    </style:style>
    <style:style style:name="T47" style:family="text">
      <style:text-properties fo:color="#000088" style:font-name="Monaco" fo:font-size="9.75pt" fo:font-style="normal" fo:font-weight="normal"/>
    </style:style>
    <style:style style:name="T48" style:family="text">
      <style:text-properties fo:color="#880000"/>
    </style:style>
    <style:style style:name="T49" style:family="text">
      <style:text-properties fo:color="#008800"/>
    </style:style>
    <style:style style:name="T50" style:family="text">
      <style:text-properties officeooo:rsid="01afb659"/>
    </style:style>
    <style:style style:name="T51" style:family="text">
      <style:text-properties officeooo:rsid="01b2a138"/>
    </style:style>
    <style:style style:name="fr1" style:family="graphic" style:parent-style-name="OLE">
      <style:graphic-properties style:run-through="foreground" style:wrap="none" style:horizontal-pos="center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 475 Parallel Computing</text:p>
      <text:p text:style-name="P3">Instructor: Matthew Meyn </text:p>
      <text:p text:style-name="P1">Student: <text:span text:style-name="T1">Khuong Luu </text:span><text:span text:style-name="T34">(</text:span><text:span text:style-name="T2">luukh</text:span><text:span text:style-name="T34">)</text:span></text:p>
      <text:p text:style-name="P1"/>
      <text:p text:style-name="P2">Project <text:span text:style-name="T36">6</text:span></text:p>
      <text:p text:style-name="P2"/>
      <text:p text:style-name="P22">1. <text:span text:style-name="T1">What machine did you run the programs on</text:span></text:p>
      <text:p text:style-name="P22"><text:span text:style-name="T1"/></text:p>
      <text:p text:style-name="P23"><text:span text:style-name="T1">Due heavy loads on the rabbit server, eventually I decided to install everything on my local computer and run it by myself.</text:span></text:p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25">- Processor: Intel(R) Core(TM) i7-7700HQ CPU @ 2.80GHz</text:p>
            <text:p text:style-name="P25">- Memory: 16GB, <text:span text:style-name="T35">2400</text:span>Mhz</text:p>
            <text:p text:style-name="P25">- <text:span text:style-name="T35">Operating System: Ubuntu 16.04</text:span></text:p>
            <text:p text:style-name="P25">- <text:span text:style-name="T35">Kernel: 4.13.0-37-generic</text:span></text:p>
            <text:p text:style-name="P27"><text:span text:style-name="T35">- Number of Cores: 4</text:span></text:p>
            <text:p text:style-name="P26">- Cache line size: 64 bytes</text:p>
            <text:p text:style-name="P24"><text:span text:style-name="T3">- </text:span><text:span text:style-name="T23">Compiler: </text:span><text:span text:style-name="T24">gcc</text:span></text:p>
          </table:table-cell>
        </table:table-row>
      </table:table>
      <text:p text:style-name="P14"><text:span text:style-name="T1"/></text:p>
      <text:p text:style-name="P9"><text:span text:style-name="T37">$ clinfo</text:span></text:p>
      <text:p text:style-name="P10"><text:span text:style-name="T37">Number</text:span><text:span text:style-name="T40"> of platforms <text:s text:c="30"/></text:span><text:span text:style-name="T43">1</text:span></text:p>
      <text:p text:style-name="P12"><text:span text:style-name="T40"><text:s text:c="2"/></text:span><text:span text:style-name="T38">Platform</text:span><text:span text:style-name="T41"> </text:span><text:span text:style-name="T38">Name</text:span><text:span text:style-name="T41"> <text:s text:c="34"/>NVIDIA CUDA</text:span></text:p>
      <text:p text:style-name="P12"><text:span text:style-name="T40"><text:s text:c="2"/></text:span><text:span text:style-name="T38">Platform</text:span><text:span text:style-name="T41"> </text:span><text:span text:style-name="T38">Vendor</text:span><text:span text:style-name="T41"> <text:s text:c="32"/>NVIDIA </text:span><text:span text:style-name="T38">Corporation</text:span></text:p>
      <text:p text:style-name="P12"><text:span text:style-name="T40"><text:s text:c="2"/></text:span><text:span text:style-name="T39">Platform</text:span><text:span text:style-name="T42"> </text:span><text:span text:style-name="T39">Version</text:span><text:span text:style-name="T42"> <text:s text:c="31"/></text:span><text:span text:style-name="T39">OpenCL</text:span><text:span text:style-name="T42"> </text:span><text:span text:style-name="T45">1.2</text:span><text:span text:style-name="T42"> CUDA </text:span><text:span text:style-name="T45">9.0</text:span><text:span text:style-name="T46">.</text:span><text:span text:style-name="T45">368</text:span></text:p>
      <text:p text:style-name="P12"><text:span text:style-name="T40"><text:s text:c="2"/></text:span><text:span text:style-name="T38">Platform</text:span><text:span text:style-name="T41"> </text:span><text:span text:style-name="T38">Profile</text:span><text:span text:style-name="T41"> <text:s text:c="31"/>FULL_PROFILE</text:span></text:p>
      <text:p text:style-name="P12"><text:span text:style-name="T40"><text:s text:c="2"/></text:span><text:span text:style-name="T38">Platform</text:span><text:span text:style-name="T41"> </text:span><text:span text:style-name="T38">Extensions</text:span><text:span text:style-name="T41"> <text:s text:c="28"/>cl_khr_global_int32_base_atomics cl_khr_global_int32_extended_atomics cl_khr_local_int32_base_atomics cl_khr_local_int32_extended_atomics cl_khr_fp64 cl_khr_byte_addressable_store cl_khr_icd cl_khr_gl_sharing cl_nv_compiler_options cl_nv_device_attribute_query cl_nv_pragma_unroll cl_nv_copy_opts cl_nv_create_buffer</text:span></text:p>
      <text:p text:style-name="P12"><text:span text:style-name="T40"><text:s text:c="2"/></text:span><text:span text:style-name="T38">Platform</text:span><text:span text:style-name="T41"> </text:span><text:span text:style-name="T38">Extensions</text:span><text:span text:style-name="T41"> </text:span><text:span text:style-name="T47">function</text:span><text:span text:style-name="T41"> suffix <text:s text:c="12"/>NV</text:span></text:p>
      <text:p text:style-name="P13"/>
      <text:p text:style-name="P12"><text:span text:style-name="T40"><text:s text:c="2"/></text:span><text:span text:style-name="T38">Platform</text:span><text:span text:style-name="T41"> </text:span><text:span text:style-name="T38">Name</text:span><text:span text:style-name="T41"> <text:s text:c="34"/>NVIDIA CUDA</text:span></text:p>
      <text:p text:style-name="P10"><text:span text:style-name="T37">Number</text:span><text:span text:style-name="T40"> of devices <text:s text:c="32"/></text:span><text:span text:style-name="T43">1</text:span></text:p>
      <text:p text:style-name="P12"><text:span text:style-name="T40"><text:s text:c="2"/></text:span><text:span text:style-name="T38">Device</text:span><text:span text:style-name="T41"> </text:span><text:span text:style-name="T38">Name</text:span><text:span text:style-name="T41"> <text:s text:c="36"/></text:span><text:span text:style-name="T38">GeForce</text:span><text:span text:style-name="T41"> GTX </text:span><text:span text:style-name="T44">1060</text:span></text:p>
      <text:p text:style-name="P12"><text:span text:style-name="T40"><text:s text:c="2"/></text:span><text:span text:style-name="T38">Device</text:span><text:span text:style-name="T41"> </text:span><text:span text:style-name="T38">Vendor</text:span><text:span text:style-name="T41"> <text:s text:c="34"/>NVIDIA </text:span><text:span text:style-name="T38">Corporation</text:span></text:p>
      <text:p text:style-name="P12"><text:span text:style-name="T40"><text:s text:c="2"/></text:span><text:span text:style-name="T38">Device</text:span><text:span text:style-name="T41"> </text:span><text:span text:style-name="T38">Vendor</text:span><text:span text:style-name="T41"> ID <text:s text:c="31"/></text:span><text:span text:style-name="T44">0x10de</text:span></text:p>
      <text:p text:style-name="P12"><text:span text:style-name="T40"><text:s text:c="2"/></text:span><text:span text:style-name="T38">Device</text:span><text:span text:style-name="T41"> </text:span><text:span text:style-name="T38">Version</text:span><text:span text:style-name="T41"> <text:s text:c="33"/></text:span><text:span text:style-name="T38">OpenCL</text:span><text:span text:style-name="T41"> </text:span><text:span text:style-name="T44">1.2</text:span><text:span text:style-name="T41"> CUDA</text:span></text:p>
      <text:p text:style-name="P12"><text:soft-page-break/><text:span text:style-name="T40"><text:s text:c="2"/></text:span><text:span text:style-name="T38">Driver</text:span><text:span text:style-name="T41"> </text:span><text:span text:style-name="T38">Version</text:span><text:span text:style-name="T41"> <text:s text:c="33"/></text:span><text:span text:style-name="T44">384.130</text:span></text:p>
      <text:p text:style-name="P12"><text:span text:style-name="T40"><text:s text:c="2"/></text:span><text:span text:style-name="T38">Device</text:span><text:span text:style-name="T41"> </text:span><text:span text:style-name="T38">OpenCL</text:span><text:span text:style-name="T41"> C </text:span><text:span text:style-name="T38">Version</text:span><text:span text:style-name="T41"> <text:s text:c="24"/></text:span><text:span text:style-name="T38">OpenCL</text:span><text:span text:style-name="T41"> C </text:span><text:span text:style-name="T44">1.2</text:span><text:span text:style-name="T41"> </text:span></text:p>
      <text:p text:style-name="P12"><text:span text:style-name="T40"><text:s text:c="2"/></text:span><text:span text:style-name="T38">Device</text:span><text:span text:style-name="T41"> </text:span><text:span text:style-name="T38">Type</text:span><text:span text:style-name="T41"> <text:s text:c="36"/>GPU</text:span></text:p>
      <text:p text:style-name="P15">I use OpenCL version 1.1 from Kronos</text:p>
      <text:p text:style-name="P8"><text:span text:style-name="T43"/></text:p>
      <text:p text:style-name="P11"><text:span text:style-name="T48">#define</text:span><text:span text:style-name="T40"> CL_TARGET_OPENCL_VERSION </text:span><text:span text:style-name="T43">120</text:span></text:p>
      <text:p text:style-name="P10"><text:span text:style-name="T48">#include</text:span><text:span text:style-name="T40"> </text:span><text:span text:style-name="T49">&lt;CL/cl.h&gt;</text:span></text:p>
      <text:p text:style-name="P7"/>
      <text:p text:style-name="P4"/>
      <text:p text:style-name="P5">2. <text:span text:style-name="T50">Multiply and Multiply-Add</text:span></text:p>
      <text:p text:style-name="P5"/>
      <text:p text:style-name="P6">2.1. <text:span text:style-name="T50">Tables</text:span></text:p>
      <text:p text:style-name="P6"/>
      <text:p text:style-name="P20">Multiply <text:span text:style-name="T51">program</text:span></text:p>
      <text:p text:style-name="P19"><draw:frame draw:style-name="fr1" draw:name="Object5" text:anchor-type="paragraph" svg:width="5.311in" svg:height="2.1335in" draw:z-index="0"><draw:object xlink:href="./Object 5" xlink:type="simple" xlink:show="embed" xlink:actuate="onLoad"/><draw:image xlink:href="./ObjectReplacements/Object 5" xlink:type="simple" xlink:show="embed" xlink:actuate="onLoad"/></draw:frame></text:p>
      <text:p text:style-name="P20">Multiply-Add <text:span text:style-name="T51">program</text:span></text:p>
      <text:p text:style-name="P18"><draw:frame draw:style-name="fr1" draw:name="Object7" text:anchor-type="paragraph" svg:width="5.2319in" svg:height="2.1335in" draw:z-index="1"><draw:object xlink:href="./Object 7" xlink:type="simple" xlink:show="embed" xlink:actuate="onLoad"/><draw:image xlink:href="./ObjectReplacements/Object 7" xlink:type="simple" xlink:show="embed" xlink:actuate="onLoad"/></draw:frame></text:p>
      <text:p text:style-name="P6"/>
      <text:p text:style-name="P45">2.2. <text:span text:style-name="T50">Graphs</text:span></text:p>
      <text:p text:style-name="P21"/>
      <text:p text:style-name="P21">Multiply program</text:p>
      <text:p text:style-name="P21"/>
      <text:p text:style-name="P21"/>
      <text:p text:style-name="P21"/>
      <text:p text:style-name="P21"><draw:frame draw:style-name="fr2" draw:name="Object9" text:anchor-type="paragraph" svg:width="7.8161in" svg:height="5.7102in" draw:z-index="2"><draw:object xlink:href="./Object 9" xlink:type="simple" xlink:show="embed" xlink:actuate="onLoad"/><draw:image xlink:href="./ObjectReplacements/Object 9" xlink:type="simple" xlink:show="embed" xlink:actuate="onLoad"/></draw:frame></text:p>
      <text:p text:style-name="P21"/>
      <text:p text:style-name="P21"/>
      <text:p text:style-name="P21"><draw:frame draw:style-name="fr3" draw:name="Object10" text:anchor-type="paragraph" svg:width="7.7291in" svg:height="6.4535in" draw:z-index="3"><draw:object xlink:href="./Object 10" xlink:type="simple" xlink:show="embed" xlink:actuate="onLoad"/><draw:image xlink:href="./ObjectReplacements/Object 10" xlink:type="simple" xlink:show="embed" xlink:actuate="onLoad"/></draw:frame><text:soft-page-break/></text:p>
      <text:p text:style-name="P46">Multiply-Add Program</text:p>
      <text:p text:style-name="P5"/>
      <text:p text:style-name="P5"/>
      <text:p text:style-name="P5"><draw:frame draw:style-name="fr2" draw:name="Object11" text:anchor-type="paragraph" svg:width="7.8925in" svg:height="5.3862in" draw:z-index="4"><draw:object xlink:href="./Object 11" xlink:type="simple" xlink:show="embed" xlink:actuate="onLoad"/><draw:image xlink:href="./ObjectReplacements/Object 11" xlink:type="simple" xlink:show="embed" xlink:actuate="onLoad"/></draw:frame></text:p>
      <text:p text:style-name="P5"/>
      <text:p text:style-name="P5"/>
      <text:p text:style-name="P5"><draw:frame draw:style-name="fr3" draw:name="Object12" text:anchor-type="paragraph" svg:width="7.8571in" svg:height="6.2854in" draw:z-index="5"><draw:object xlink:href="./Object 12" xlink:type="simple" xlink:show="embed" xlink:actuate="onLoad"/><draw:image xlink:href="./ObjectReplacements/Object 12" xlink:type="simple" xlink:show="embed" xlink:actuate="onLoad"/></draw:frame><text:soft-page-break/></text:p>
      <text:p text:style-name="P5"/>
      <text:p text:style-name="P47"><text:span text:style-name="T3">3. Pattern and Explanation </text:span><text:span text:style-name="T26">for Multiply and Multiply-Add program</text:span></text:p>
      <text:p text:style-name="P37"><text:span text:style-name="T10"/></text:p>
      <text:p text:style-name="P33"><text:span text:style-name="T3">3.1. Patterns in each of the 2 programs</text:span></text:p>
      <text:p text:style-name="P37"><text:span text:style-name="T10"/></text:p>
      <text:p text:style-name="P38"><text:span text:style-name="T4">Pattern 1</text:span><text:span text:style-name="T10">: </text:span><text:span text:style-name="T11">Given the constant local sizes, t</text:span><text:span text:style-name="T10">he bigger the global size, the </text:span><text:span text:style-name="T15">significantly </text:span><text:span text:style-name="T10">better the performance </text:span><text:span text:style-name="T15">until the performance converges</text:span></text:p>
      <text:p text:style-name="P41"><text:span text:style-name="T10"/></text:p>
      <text:p text:style-name="P42"><text:span text:style-name="T4">Explanation</text:span><text:span text:style-name="T10">: </text:span><text:span text:style-name="T11">Given the constant local size, the bigger the global size leads to </text:span><text:span text:style-name="T15">significantly </text:span><text:span text:style-name="T11">more work groups being used, </text:span><text:span text:style-name="T15">which in turn </text:span><text:span text:style-name="T16">increase the parallelization of the program</text:span><text:span text:style-name="T15">, which in turn certainly increase the performance significantly unlike in pattern 2 which not necessary increase the </text:span><text:span text:style-name="T16">parallelization</text:span><text:span text:style-name="T15">.</text:span><text:span text:style-name="T11"> </text:span><text:span text:style-name="T15">until we reach the optimal number of work groups of the hardware. </text:span><text:span text:style-name="T17">This also explain why increase in global work size is more </text:span><text:span text:style-name="T18">effective</text:span><text:span text:style-name="T17"> than increase in local work size.</text:span></text:p>
      <text:p text:style-name="P40"><text:span text:style-name="T11"/></text:p>
      <text:p text:style-name="P43"><text:span text:style-name="T4">Pattern 2</text:span><text:span text:style-name="T10">: Given the constant global size, increase in local size leads to increase in performance but only for the increases of smalls local sizes (1, 2, 4, 8, 16, 32 , 64). After that, the performance doesn’t increase much if not to say not at all since the local size of 64.</text:span></text:p>
      <text:p text:style-name="P40"><text:span text:style-name="T11"/></text:p>
      <text:p text:style-name="P40"><text:span text:style-name="T4">Explanation</text:span><text:span text:style-name="T10">: </text:span><text:span text:style-name="T11">This is hard to explain but rather it tell us a meaningful and useful conclusion that the optimal value for local size for this kind of task and hardware is 64 (times the size of a float)</text:span></text:p>
      <text:p text:style-name="P40"><text:span text:style-name="T10"/></text:p>
      <text:p text:style-name="P32"><text:span text:style-name="T25">3</text:span><text:span text:style-name="T3">.</text:span><text:span text:style-name="T25">2</text:span><text:span text:style-name="T3">. Different between the Multiply program and Mutiply-Add program</text:span></text:p>
      <text:p text:style-name="P40"><text:span text:style-name="T10"/></text:p>
      <text:p text:style-name="P41"><text:span text:style-name="T5">Difference</text:span><text:span text:style-name="T14">: </text:span><text:span text:style-name="T10">The performance of the Multiply program is higher than that of the Multiply-Add program.</text:span><text:span text:style-name="T12"> </text:span><text:span text:style-name="T13">Given the same local size and global size, t</text:span><text:span text:style-name="T12">he performance </text:span><text:span text:style-name="T13">of the Multiply program is of 3 </text:span><text:span text:style-name="T12">Giga-Multiplies per Second </text:span><text:span text:style-name="T13">bigger than </text:span><text:span text:style-name="T12">the </text:span><text:span text:style-name="T13">performance of the </text:span><text:span text:style-name="T12">Multiply-</text:span><text:span text:style-name="T13">Add </text:span><text:span text:style-name="T12">program.</text:span></text:p>
      <text:p text:style-name="P41"><text:span text:style-name="T12"/></text:p>
      <text:p text:style-name="P41"><text:span text:style-name="T6">Explanation</text:span><text:span text:style-name="T11">: </text:span><text:span text:style-name="T10">because the kernel of the later has to do (one) more task compared to the former: Adding.</text:span></text:p>
      <text:p text:style-name="P39"><text:span text:style-name="T10"/></text:p>
      <text:p text:style-name="P34"><text:span text:style-name="T3">3.3. What does that mean for the proper use of GPU parallel computing?</text:span></text:p>
      <text:p text:style-name="P37"><text:span text:style-name="T10"/></text:p>
      <text:p text:style-name="P44"><text:span text:style-name="T10">From the patterns and their explanation above, we have learned that i</text:span><text:span text:style-name="T17">ncreas</text:span><text:span text:style-name="T10">ing</text:span><text:span text:style-name="T17"> </text:span><text:span text:style-name="T10">the </text:span><text:span text:style-name="T17">global work size is more </text:span><text:span text:style-name="T10">effective</text:span><text:span text:style-name="T17"> than increas</text:span><text:span text:style-name="T10">ing the </text:span><text:span text:style-name="T17">local work size; </text:span><text:span text:style-name="T19">and there is a optimal value for local work size that we need to find out in order to </text:span><text:span text:style-name="T20">allocate the local size that </text:span><text:span text:style-name="T19">use the GPU </text:span><text:span text:style-name="T21">the </text:span><text:span text:style-name="T19">most effective </text:span><text:span text:style-name="T22">way.</text:span></text:p>
      <text:p text:style-name="P44"><text:span text:style-name="T22"/></text:p>
      <text:p text:style-name="P35"><text:span text:style-name="T27">4. </text:span><text:span text:style-name="T3">Benchmark and Analyze Multiply Reduce program</text:span></text:p>
      <text:p text:style-name="P35"><text:span text:style-name="T3"/></text:p>
      <text:p text:style-name="P28"><text:span text:style-name="T3">4.1. Table</text:span></text:p>
      <text:p text:style-name="P28"><text:span text:style-name="T3"/></text:p>
      <text:p text:style-name="P28"><draw:frame draw:style-name="fr1" draw:name="Object2" text:anchor-type="paragraph" svg:width="7.4154in" svg:height="0.3563in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8"/>
      <text:p text:style-name="P35"><text:span text:style-name="T3">4.2. Graph</text:span></text:p>
      <text:p text:style-name="P28"><text:span text:style-name="T3"/></text:p>
      <text:p text:style-name="P28"><draw:frame draw:style-name="fr2" draw:name="Object1" text:anchor-type="paragraph" svg:width="8.5in" svg:height="5.6228in" draw:z-index="7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P35"><text:span text:style-name="T3">4.3. Patterns and Explanations</text:span></text:p>
      <text:p text:style-name="P28"><text:span text:style-name="T3"/></text:p>
      <text:p text:style-name="P29"><text:span text:style-name="T4">Pattern</text:span><text:span text:style-name="T8"> 1</text:span><text:span text:style-name="T3">: </text:span><text:span text:style-name="T28">Increase in global work size leads to increase in performance, until the performance start converging at global work size of 80M.</text:span></text:p>
      <text:p text:style-name="P30"><text:span text:style-name="T28"/></text:p>
      <text:p text:style-name="P30"><text:span text:style-name="T7">E</text:span><text:span text:style-name="T4">xplanation</text:span><text:span text:style-name="T3">: This is the same explanation as with the Multiply program: The increase in Global Work Size leads to more number of work groups being use and thus increase the parallelization of the program, which certainly leads to better performance until </text:span><text:span text:style-name="T29">we reach the optimal number of work groups.</text:span></text:p>
      <text:p text:style-name="P30"><text:span text:style-name="T29"/></text:p>
      <text:p text:style-name="P31"><text:span text:style-name="T9">P</text:span><text:span text:style-name="T4">attern 2</text:span><text:span text:style-name="T3">: The performance of this program is less than the performance of the Multiply and the Multiply-Add programs</text:span></text:p>
      <text:p text:style-name="P31"><text:span text:style-name="T4">Explanation</text:span><text:span text:style-name="T3">: This is because the kernel of this program has to perform more work than the kernel in the other two programs.</text:span></text:p>
      <text:p text:style-name="P28"><text:span text:style-name="T3"/></text:p>
      <text:p text:style-name="P36"><text:soft-page-break/><text:span text:style-name="T3">4.4. What does this mean for proper use of GPU computing?</text:span></text:p>
      <text:p text:style-name="P36"><text:span text:style-name="T3"/></text:p>
      <text:p text:style-name="P31"><text:span text:style-name="T3">The fact that more busy kernel code has the same </text:span><text:span text:style-name="T30">performance </text:span><text:span text:style-name="T3">pattern as the less busy kernel code </text:span><text:span text:style-name="T31">gives us a lesson that we should do as much work in each work-groups as possible before passing data to/from the host. </text:span><text:span text:style-name="T32">Data passing is expensiv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272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7:57:02.405081404</meta:creation-date>
    <dc:date>2018-06-05T18:16:49.367896042</dc:date>
    <meta:editing-duration>PT18H54M32S</meta:editing-duration>
    <meta:editing-cycles>434</meta:editing-cycles>
    <meta:generator>LibreOffice/5.1.6.2$Linux_X86_64 LibreOffice_project/10m0$Build-2</meta:generator>
    <meta:document-statistic meta:table-count="1" meta:image-count="0" meta:object-count="8" meta:page-count="9" meta:paragraph-count="61" meta:word-count="715" meta:character-count="5044" meta:non-whitespace-character-count="38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589cm" svg:height="14.281cm" xlink:href="." xlink:type="simple" chart:class="chart:scatter" chart:style-name="ch1">
        <chart:title svg:x="4.109cm" svg:y="0.421cm" chart:style-name="ch2">
          <text:p>Performance vs. Global Work Size of the Multiply-Reduce program</text:p>
        </chart:title>
        <chart:subtitle svg:x="8.488cm" svg:y="1.485cm" chart:style-name="ch3">
          <text:p>with Local Work Size = 32</text:p>
        </chart:subtitle>
        <chart:plot-area chart:style-name="ch4" chart:data-source-has-labels="both" svg:x="1.442cm" svg:y="2.453cm" svg:width="19.716cm" svg:height="10.562cm">
          <chartooo:coordinate-region svg:x="1.878cm" svg:y="2.652cm" svg:width="18.537cm" svg:height="9.716cm"/>
          <chart:axis chart:dimension="x" chart:name="primary-x" chart:style-name="ch5" chartooo:axis-type="auto">
            <chart:title svg:x="9.033cm" svg:y="13.3cm" chart:style-name="ch6">
              <text:p>Global Work Size (in elements)</text:p>
            </chart:title>
            <chart:categories table:cell-range-address="local-table.$B$1:.$H$1"/>
          </chart:axis>
          <chart:axis chart:dimension="y" chart:name="primary-y" chart:style-name="ch5">
            <chart:title svg:x="0.451cm" svg:y="10.808cm" chart:style-name="ch7">
              <text:p>Performance (in Reductions per Seconds)</text:p>
            </chart:title>
            <chart:grid chart:style-name="ch8" chart:class="major"/>
          </chart:axis>
          <chart:series chart:style-name="ch9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0.036">
                <text:p>0.036</text:p>
              </table:table-cell>
              <table:table-cell office:value-type="float" office:value="0.344">
                <text:p>0.344</text:p>
              </table:table-cell>
              <table:table-cell office:value-type="float" office:value="2.635">
                <text:p>2.635</text:p>
              </table:table-cell>
              <table:table-cell office:value-type="float" office:value="1.802">
                <text:p>1.802</text:p>
              </table:table-cell>
              <table:table-cell office:value-type="float" office:value="5.897">
                <text:p>5.897</text:p>
              </table:table-cell>
              <table:table-cell office:value-type="float" office:value="7.418">
                <text:p>7.418</text:p>
              </table:table-cell>
              <table:table-cell office:value-type="float" office:value="7.772">
                <text:p>7.7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631cm" svg:height="16.391cm" xlink:href="." xlink:type="simple" chart:class="chart:scatter" chart:style-name="ch1">
        <chart:title svg:x="3.964cm" svg:y="0.463cm" chart:style-name="ch2">
          <text:p>Performance vs. Global Work Size of the Multiply program</text:p>
        </chart:title>
        <chart:subtitle svg:x="6.504cm" svg:y="1.569cm" chart:style-name="ch3">
          <text:p>with constant Local Work Size curves</text:p>
        </chart:subtitle>
        <chart:legend chart:legend-position="end" svg:x="17.546cm" svg:y="5.406cm" style:legend-expansion="high" chart:style-name="ch4"/>
        <chart:plot-area chart:style-name="ch5" chart:data-source-has-labels="both" svg:x="1.403cm" svg:y="2.579cm" svg:width="15.751cm" svg:height="12.504cm">
          <chartooo:coordinate-region svg:x="1.839cm" svg:y="2.778cm" svg:width="14.387cm" svg:height="11.658cm"/>
          <chart:axis chart:dimension="x" chart:name="primary-x" chart:style-name="ch6" chartooo:axis-type="auto">
            <chart:title svg:x="7.011cm" svg:y="15.41cm" chart:style-name="ch7">
              <text:p>Global Work Size (in elements)</text:p>
            </chart:title>
            <chart:categories table:cell-range-address="local-table.$B$1:.$H$1"/>
          </chart:axis>
          <chart:axis chart:dimension="y" chart:name="primary-y" chart:style-name="ch6">
            <chart:title svg:x="0.451cm" svg:y="11.494cm" chart:style-name="ch8">
              <text:p>Performance (GigaMultsPerSecond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series chart:style-name="ch12" chart:values-cell-range-address="local-table.$B$5:.$H$5" chart:label-cell-address="local-table.$A$5" chart:class="chart:scatter">
            <chart:data-point chart:repeated="7"/>
          </chart:series>
          <chart:series chart:style-name="ch13" chart:values-cell-range-address="local-table.$B$6:.$H$6" chart:label-cell-address="local-table.$A$6" chart:class="chart:scatter">
            <chart:data-point chart:repeated="7"/>
          </chart:series>
          <chart:series chart:style-name="ch14" chart:values-cell-range-address="local-table.$B$7:.$H$7" chart:label-cell-address="local-table.$A$7" chart:class="chart:scatter">
            <chart:data-point chart:repeated="7"/>
          </chart:series>
          <chart:series chart:style-name="ch15" chart:values-cell-range-address="local-table.$B$8:.$H$8" chart:label-cell-address="local-table.$A$8" chart:class="chart:scatter">
            <chart:data-point chart:repeated="7"/>
          </chart:series>
          <chart:series chart:style-name="ch16" chart:values-cell-range-address="local-table.$B$9:.$H$9" chart:label-cell-address="local-table.$A$9" chart:class="chart:scatter">
            <chart:data-point chart:repeated="7"/>
          </chart:series>
          <chart:series chart:style-name="ch17" chart:values-cell-range-address="local-table.$B$10:.$H$10" chart:label-cell-address="local-table.$A$10" chart:class="chart:scatter">
            <chart:data-point chart:repeated="7"/>
          </chart:series>
          <chart:series chart:style-name="ch18" chart:values-cell-range-address="local-table.$B$11:.$H$11" chart:label-cell-address="local-table.$A$11" chart:class="chart:scatter">
            <chart:data-point chart:repeated="7"/>
          </chart:series>
          <chart:series chart:style-name="ch19" chart:values-cell-range-address="local-table.$B$12:.$H$12" chart:label-cell-address="local-table.$A$12" chart:class="chart:scatter">
            <chart:data-point chart:repeated="7"/>
          </chart:series>
          <chart:series chart:style-name="ch20" chart:values-cell-range-address="local-table.$B$13:.$H$13" chart:label-cell-address="local-table.$A$13" chart:class="chart:scatte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35">
                <text:p>0.035</text:p>
              </table:table-cell>
              <table:table-cell office:value-type="float" office:value="0.172">
                <text:p>0.172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02">
                <text:p>0.30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2">
                <text:p>0.042</text:p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1">
                <text:p>0.041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046cm" svg:height="13.68cm" xlink:href="." xlink:type="simple" chart:class="chart:scatter" chart:style-name="ch1">
        <chart:title svg:x="3.815cm" svg:y="0.409cm" chart:style-name="ch2">
          <text:p>Performance vs. Local Work Size of the Multiply-Add program</text:p>
        </chart:title>
        <chart:subtitle svg:x="6.619cm" svg:y="1.461cm" chart:style-name="ch3">
          <text:p>with constant Global Work Size curves</text:p>
        </chart:subtitle>
        <chart:legend chart:legend-position="end" svg:x="17.22cm" svg:y="5.047cm" style:legend-expansion="high" chart:style-name="ch4"/>
        <chart:plot-area chart:style-name="ch5" chart:data-source-has-labels="both" svg:x="1.411cm" svg:y="2.417cm" svg:width="15.409cm" svg:height="10.009cm">
          <chartooo:coordinate-region svg:x="1.847cm" svg:y="2.616cm" svg:width="14.416cm" svg:height="9.163cm"/>
          <chart:axis chart:dimension="x" chart:name="primary-x" chart:style-name="ch6" chartooo:axis-type="auto">
            <chart:title svg:x="6.928cm" svg:y="12.699cm" chart:style-name="ch7">
              <text:p>Local Work Size (in element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10.375cm" chart:style-name="ch8">
              <text:p>Performance (GigaMultAddsPerSecond)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11"/>
          </chart:series>
          <chart:series chart:style-name="ch12" chart:values-cell-range-address="local-table.$E$2:.$E$12" chart:label-cell-address="local-table.$E$1" chart:class="chart:scatter">
            <chart:data-point chart:repeated="11"/>
          </chart:series>
          <chart:series chart:style-name="ch13" chart:values-cell-range-address="local-table.$F$2:.$F$12" chart:label-cell-address="local-table.$F$1" chart:class="chart:scatter">
            <chart:data-point chart:repeated="11"/>
          </chart:series>
          <chart:series chart:style-name="ch14" chart:values-cell-range-address="local-table.$G$2:.$G$12" chart:label-cell-address="local-table.$G$1" chart:class="chart:scatter">
            <chart:data-point chart:repeated="11"/>
          </chart:series>
          <chart:series chart:style-name="ch15" chart:values-cell-range-address="local-table.$H$2:.$H$12" chart:label-cell-address="local-table.$H$1" chart:class="chart:scatter">
            <chart:data-point chart:repeated="11"/>
          </chart:series>
          <chart:series chart:style-name="ch16" chart:values-cell-range-address="local-table.$I$2:.$I$12" chart:label-cell-address="local-table.$I$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24</text:p>
              </table:table-cell>
              <table:table-cell office:value-type="string">
                <text:p>10240</text:p>
              </table:table-cell>
              <table:table-cell office:value-type="string">
                <text:p>102400</text:p>
              </table:table-cell>
              <table:table-cell office:value-type="string">
                <text:p>1024000</text:p>
              </table:table-cell>
              <table:table-cell office:value-type="string">
                <text:p>10240000</text:p>
              </table:table-cell>
              <table:table-cell office:value-type="string">
                <text:p>40960000</text:p>
              </table:table-cell>
              <table:table-cell office:value-type="string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7">
                <text:p>0.037</text:p>
              </table:table-cell>
              <table:table-cell office:value-type="float" office:value="0.203">
                <text:p>0.203</text:p>
              </table:table-cell>
              <table:table-cell office:value-type="float" office:value="0.381">
                <text:p>0.381</text:p>
              </table:table-cell>
              <table:table-cell office:value-type="float" office:value="0.37">
                <text:p>0.37</text:p>
              </table:table-cell>
              <table:table-cell office:value-type="float" office:value="0.405">
                <text:p>0.405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1">
                <text:p>0.031</text:p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956cm" svg:height="15.964cm" xlink:href="." xlink:type="simple" chart:class="chart:scatter" chart:style-name="ch1">
        <chart:title svg:x="3.598cm" svg:y="0.455cm" chart:style-name="ch2">
          <text:p>Performance vs. Global Work Size  of the Multiply-Add program</text:p>
        </chart:title>
        <chart:subtitle svg:x="6.667cm" svg:y="1.553cm" chart:style-name="ch3">
          <text:p>with constant Local Work Size curves</text:p>
        </chart:subtitle>
        <chart:legend chart:legend-position="end" svg:x="17.871cm" svg:y="5.193cm" style:legend-expansion="high" chart:style-name="ch4"/>
        <chart:plot-area chart:style-name="ch5" chart:data-source-has-labels="both" svg:x="1.41cm" svg:y="2.555cm" svg:width="16.062cm" svg:height="12.109cm">
          <chartooo:coordinate-region svg:x="1.846cm" svg:y="2.754cm" svg:width="14.698cm" svg:height="11.263cm"/>
          <chart:axis chart:dimension="x" chart:name="primary-x" chart:style-name="ch6" chartooo:axis-type="auto">
            <chart:title svg:x="7.174cm" svg:y="14.983cm" chart:style-name="ch7">
              <text:p>Global Work Size (in elements)</text:p>
            </chart:title>
            <chart:categories table:cell-range-address="local-table.$B$1:.$H$1"/>
          </chart:axis>
          <chart:axis chart:dimension="y" chart:name="primary-y" chart:style-name="ch6">
            <chart:title svg:x="0.451cm" svg:y="11.563cm" chart:style-name="ch8">
              <text:p>Performance (GigaMultAddsPerSecond)</text:p>
            </chart:title>
            <chart:grid chart:style-name="ch9" chart:class="major"/>
          </chart:axis>
          <chart:series chart:style-name="ch10" chart:values-cell-range-address="local-table.$B$3:.$H$3" chart:label-cell-address="local-table.$A$3" chart:class="chart:scatter">
            <chart:domain table:cell-range-address="local-table.$B$2:.$H$2"/>
            <chart:data-point chart:repeated="7"/>
          </chart:series>
          <chart:series chart:style-name="ch11" chart:values-cell-range-address="local-table.$B$4:.$H$4" chart:label-cell-address="local-table.$A$4" chart:class="chart:scatter">
            <chart:data-point chart:repeated="7"/>
          </chart:series>
          <chart:series chart:style-name="ch12" chart:values-cell-range-address="local-table.$B$5:.$H$5" chart:label-cell-address="local-table.$A$5" chart:class="chart:scatter">
            <chart:data-point chart:repeated="7"/>
          </chart:series>
          <chart:series chart:style-name="ch13" chart:values-cell-range-address="local-table.$B$6:.$H$6" chart:label-cell-address="local-table.$A$6" chart:class="chart:scatter">
            <chart:data-point chart:repeated="7"/>
          </chart:series>
          <chart:series chart:style-name="ch14" chart:values-cell-range-address="local-table.$B$7:.$H$7" chart:label-cell-address="local-table.$A$7" chart:class="chart:scatter">
            <chart:data-point chart:repeated="7"/>
          </chart:series>
          <chart:series chart:style-name="ch15" chart:values-cell-range-address="local-table.$B$8:.$H$8" chart:label-cell-address="local-table.$A$8" chart:class="chart:scatter">
            <chart:data-point chart:repeated="7"/>
          </chart:series>
          <chart:series chart:style-name="ch16" chart:values-cell-range-address="local-table.$B$9:.$H$9" chart:label-cell-address="local-table.$A$9" chart:class="chart:scatter">
            <chart:data-point chart:repeated="7"/>
          </chart:series>
          <chart:series chart:style-name="ch17" chart:values-cell-range-address="local-table.$B$10:.$H$10" chart:label-cell-address="local-table.$A$10" chart:class="chart:scatter">
            <chart:data-point chart:repeated="7"/>
          </chart:series>
          <chart:series chart:style-name="ch18" chart:values-cell-range-address="local-table.$B$11:.$H$11" chart:label-cell-address="local-table.$A$11" chart:class="chart:scatter">
            <chart:data-point chart:repeated="7"/>
          </chart:series>
          <chart:series chart:style-name="ch19" chart:values-cell-range-address="local-table.$B$12:.$H$12" chart:label-cell-address="local-table.$A$12" chart:class="chart:scatter">
            <chart:data-point chart:repeated="7"/>
          </chart:series>
          <chart:series chart:style-name="ch20" chart:values-cell-range-address="local-table.$B$13:.$H$13" chart:label-cell-address="local-table.$A$13" chart:class="chart:scatter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1024">
                <text:p>1024</text:p>
              </table:table-cell>
              <table:table-cell office:value-type="float" office:value="10240">
                <text:p>10240</text:p>
              </table:table-cell>
              <table:table-cell office:value-type="float" office:value="102400">
                <text:p>102400</text:p>
              </table:table-cell>
              <table:table-cell office:value-type="float" office:value="1024000">
                <text:p>1024000</text:p>
              </table:table-cell>
              <table:table-cell office:value-type="float" office:value="10240000">
                <text:p>10240000</text:p>
              </table:table-cell>
              <table:table-cell office:value-type="float" office:value="40960000">
                <text:p>40960000</text:p>
              </table:table-cell>
              <table:table-cell office:value-type="float" office:value="81920000">
                <text:p>8192000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037">
                <text:p>0.037</text:p>
              </table:table-cell>
              <table:table-cell office:value-type="float" office:value="0.203">
                <text:p>0.203</text:p>
              </table:table-cell>
              <table:table-cell office:value-type="float" office:value="0.381">
                <text:p>0.381</text:p>
              </table:table-cell>
              <table:table-cell office:value-type="float" office:value="0.37">
                <text:p>0.37</text:p>
              </table:table-cell>
              <table:table-cell office:value-type="float" office:value="0.405">
                <text:p>0.405</text:p>
              </table:table-cell>
              <table:table-cell office:value-type="float" office:value="0.418">
                <text:p>0.418</text:p>
              </table:table-cell>
              <table:table-cell office:value-type="float" office:value="0.418">
                <text:p>0.4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">
                <text:p>0.039</text:p>
              </table:table-cell>
              <table:table-cell office:value-type="float" office:value="0.27">
                <text:p>0.27</text:p>
              </table:table-cell>
              <table:table-cell office:value-type="float" office:value="0.7">
                <text:p>0.7</text:p>
              </table:table-cell>
              <table:table-cell office:value-type="float" office:value="0.666">
                <text:p>0.666</text:p>
              </table:table-cell>
              <table:table-cell office:value-type="float" office:value="0.793">
                <text:p>0.793</text:p>
              </table:table-cell>
              <table:table-cell office:value-type="float" office:value="0.834">
                <text:p>0.834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">
                <text:p>0.041</text:p>
              </table:table-cell>
              <table:table-cell office:value-type="float" office:value="0.331">
                <text:p>0.331</text:p>
              </table:table-cell>
              <table:table-cell office:value-type="float" office:value="1.187">
                <text:p>1.187</text:p>
              </table:table-cell>
              <table:table-cell office:value-type="float" office:value="1.106">
                <text:p>1.106</text:p>
              </table:table-cell>
              <table:table-cell office:value-type="float" office:value="1.593">
                <text:p>1.593</text:p>
              </table:table-cell>
              <table:table-cell office:value-type="float" office:value="1.612">
                <text:p>1.612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">
                <text:p>0.04</text:p>
              </table:table-cell>
              <table:table-cell office:value-type="float" office:value="0.365">
                <text:p>0.365</text:p>
              </table:table-cell>
              <table:table-cell office:value-type="float" office:value="1.866">
                <text:p>1.866</text:p>
              </table:table-cell>
              <table:table-cell office:value-type="float" office:value="1.56">
                <text:p>1.56</text:p>
              </table:table-cell>
              <table:table-cell office:value-type="float" office:value="2.838">
                <text:p>2.838</text:p>
              </table:table-cell>
              <table:table-cell office:value-type="float" office:value="3.039">
                <text:p>3.039</text:p>
              </table:table-cell>
              <table:table-cell office:value-type="float" office:value="2.958">
                <text:p>2.9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1">
                <text:p>0.041</text:p>
              </table:table-cell>
              <table:table-cell office:value-type="float" office:value="0.384">
                <text:p>0.384</text:p>
              </table:table-cell>
              <table:table-cell office:value-type="float" office:value="2.467">
                <text:p>2.467</text:p>
              </table:table-cell>
              <table:table-cell office:value-type="float" office:value="2.037">
                <text:p>2.037</text:p>
              </table:table-cell>
              <table:table-cell office:value-type="float" office:value="4.973">
                <text:p>4.973</text:p>
              </table:table-cell>
              <table:table-cell office:value-type="float" office:value="5.65">
                <text:p>5.65</text:p>
              </table:table-cell>
              <table:table-cell office:value-type="float" office:value="5.262">
                <text:p>5.2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8">
                <text:p>0.038</text:p>
              </table:table-cell>
              <table:table-cell office:value-type="float" office:value="0.23">
                <text:p>0.23</text:p>
              </table:table-cell>
              <table:table-cell office:value-type="float" office:value="3.054">
                <text:p>3.054</text:p>
              </table:table-cell>
              <table:table-cell office:value-type="float" office:value="2.163">
                <text:p>2.163</text:p>
              </table:table-cell>
              <table:table-cell office:value-type="float" office:value="6.798">
                <text:p>6.798</text:p>
              </table:table-cell>
              <table:table-cell office:value-type="float" office:value="8.208">
                <text:p>8.208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1">
                <text:p>0.041</text:p>
              </table:table-cell>
              <table:table-cell office:value-type="float" office:value="0.387">
                <text:p>0.387</text:p>
              </table:table-cell>
              <table:table-cell office:value-type="float" office:value="3.377">
                <text:p>3.377</text:p>
              </table:table-cell>
              <table:table-cell office:value-type="float" office:value="2.346">
                <text:p>2.346</text:p>
              </table:table-cell>
              <table:table-cell office:value-type="float" office:value="7.214">
                <text:p>7.214</text:p>
              </table:table-cell>
              <table:table-cell office:value-type="float" office:value="8.822">
                <text:p>8.822</text:p>
              </table:table-cell>
              <table:table-cell office:value-type="float" office:value="9.088">
                <text:p>9.0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1">
                <text:p>0.031</text:p>
              </table:table-cell>
              <table:table-cell office:value-type="float" office:value="0.269">
                <text:p>0.269</text:p>
              </table:table-cell>
              <table:table-cell office:value-type="float" office:value="3.349">
                <text:p>3.349</text:p>
              </table:table-cell>
              <table:table-cell office:value-type="float" office:value="2.418">
                <text:p>2.418</text:p>
              </table:table-cell>
              <table:table-cell office:value-type="float" office:value="7.243">
                <text:p>7.243</text:p>
              </table:table-cell>
              <table:table-cell office:value-type="float" office:value="8.781">
                <text:p>8.781</text:p>
              </table:table-cell>
              <table:table-cell office:value-type="float" office:value="9.11">
                <text:p>9.1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42">
                <text:p>0.042</text:p>
              </table:table-cell>
              <table:table-cell office:value-type="float" office:value="0.399">
                <text:p>0.399</text:p>
              </table:table-cell>
              <table:table-cell office:value-type="float" office:value="3.31">
                <text:p>3.31</text:p>
              </table:table-cell>
              <table:table-cell office:value-type="float" office:value="2.457">
                <text:p>2.457</text:p>
              </table:table-cell>
              <table:table-cell office:value-type="float" office:value="7.377">
                <text:p>7.377</text:p>
              </table:table-cell>
              <table:table-cell office:value-type="float" office:value="8.802">
                <text:p>8.802</text:p>
              </table:table-cell>
              <table:table-cell office:value-type="float" office:value="8.973">
                <text:p>8.97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9">
                <text:p>0.039</text:p>
              </table:table-cell>
              <table:table-cell office:value-type="float" office:value="0.398">
                <text:p>0.398</text:p>
              </table:table-cell>
              <table:table-cell office:value-type="float" office:value="3.55">
                <text:p>3.55</text:p>
              </table:table-cell>
              <table:table-cell office:value-type="float" office:value="2.096">
                <text:p>2.096</text:p>
              </table:table-cell>
              <table:table-cell office:value-type="float" office:value="7.383">
                <text:p>7.383</text:p>
              </table:table-cell>
              <table:table-cell office:value-type="float" office:value="8.786">
                <text:p>8.786</text:p>
              </table:table-cell>
              <table:table-cell office:value-type="float" office:value="9.079">
                <text:p>9.079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251">
                <text:p>3.251</text:p>
              </table:table-cell>
              <table:table-cell office:value-type="float" office:value="2.434">
                <text:p>2.434</text:p>
              </table:table-cell>
              <table:table-cell office:value-type="float" office:value="7.287">
                <text:p>7.287</text:p>
              </table:table-cell>
              <table:table-cell office:value-type="float" office:value="8.818">
                <text:p>8.818</text:p>
              </table:table-cell>
              <table:table-cell office:value-type="float" office:value="9.129">
                <text:p>9.12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nal" table:style-name="ta1">
        <table:table-column table:style-name="co1" table:number-columns-repeated="18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8"/>
          <table:table-cell office:value-type="string" calcext:value-type="string">
            <text:p>Global Work 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formance</text:p>
          </table:table-cell>
          <table:table-cell office:value-type="float" office:value="0.036" calcext:value-type="float">
            <text:p>0.036</text:p>
          </table:table-cell>
          <table:table-cell office:value-type="float" office:value="0.344" calcext:value-type="float">
            <text:p>0.344</text:p>
          </table:table-cell>
          <table:table-cell office:value-type="float" office:value="2.635" calcext:value-type="float">
            <text:p>2.635</text:p>
          </table:table-cell>
          <table:table-cell office:value-type="float" office:value="1.802" calcext:value-type="float">
            <text:p>1.802</text:p>
          </table:table-cell>
          <table:table-cell office:value-type="float" office:value="5.897" calcext:value-type="float">
            <text:p>5.897</text:p>
          </table:table-cell>
          <table:table-cell office:value-type="float" office:value="7.418" calcext:value-type="float">
            <text:p>7.418</text:p>
          </table:table-cell>
          <table:table-cell office:value-type="float" office:value="7.772" calcext:value-type="float">
            <text:p>7.772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8:02:53.093271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5" calcext:value-type="float">
            <text:p>0.035</text:p>
          </table:table-cell>
          <table:table-cell office:value-type="float" office:value="0.172" calcext:value-type="float">
            <text:p>0.172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office:value-type="float" office:value="0.696" calcext:value-type="float">
            <text:p>0.696</text:p>
          </table:table-cell>
          <table:table-cell office:value-type="float" office:value="0.66" calcext:value-type="float">
            <text:p>0.66</text:p>
          </table:table-cell>
          <table:table-cell office:value-type="float" office:value="0.819" calcext:value-type="float">
            <text:p>0.81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99" calcext:value-type="float">
            <text:p>1.199</text:p>
          </table:table-cell>
          <table:table-cell office:value-type="float" office:value="1.088" calcext:value-type="float">
            <text:p>1.088</text:p>
          </table:table-cell>
          <table:table-cell office:value-type="float" office:value="1.543" calcext:value-type="float">
            <text:p>1.543</text:p>
          </table:table-cell>
          <table:table-cell office:value-type="float" office:value="1.656" calcext:value-type="float">
            <text:p>1.656</text:p>
          </table:table-cell>
          <table:table-cell office:value-type="float" office:value="1.357" calcext:value-type="float">
            <text:p>1.3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7" calcext:value-type="float">
            <text:p>0.037</text:p>
          </table:table-cell>
          <table:table-cell office:value-type="float" office:value="0.356" calcext:value-type="float">
            <text:p>0.356</text:p>
          </table:table-cell>
          <table:table-cell office:value-type="float" office:value="1.73" calcext:value-type="float">
            <text:p>1.73</text:p>
          </table:table-cell>
          <table:table-cell office:value-type="float" office:value="1.526" calcext:value-type="float">
            <text:p>1.526</text:p>
          </table:table-cell>
          <table:table-cell office:value-type="float" office:value="2.683" calcext:value-type="float">
            <text:p>2.683</text:p>
          </table:table-cell>
          <table:table-cell office:value-type="float" office:value="2.846" calcext:value-type="float">
            <text:p>2.846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3" calcext:value-type="float">
            <text:p>0.043</text:p>
          </table:table-cell>
          <table:table-cell office:value-type="float" office:value="0.374" calcext:value-type="float">
            <text:p>0.374</text:p>
          </table:table-cell>
          <table:table-cell office:value-type="float" office:value="2.508" calcext:value-type="float">
            <text:p>2.508</text:p>
          </table:table-cell>
          <table:table-cell office:value-type="float" office:value="1.941" calcext:value-type="float">
            <text:p>1.941</text:p>
          </table:table-cell>
          <table:table-cell office:value-type="float" office:value="5.005" calcext:value-type="float">
            <text:p>5.005</text:p>
          </table:table-cell>
          <table:table-cell office:value-type="float" office:value="5.794" calcext:value-type="float">
            <text:p>5.794</text:p>
          </table:table-cell>
          <table:table-cell office:value-type="float" office:value="5.938" calcext:value-type="float">
            <text:p>5.9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" calcext:value-type="float">
            <text:p>0.041</text:p>
          </table:table-cell>
          <table:table-cell office:value-type="float" office:value="0.393" calcext:value-type="float">
            <text:p>0.393</text:p>
          </table:table-cell>
          <table:table-cell office:value-type="float" office:value="3.147" calcext:value-type="float">
            <text:p>3.147</text:p>
          </table:table-cell>
          <table:table-cell office:value-type="float" office:value="2.444" calcext:value-type="float">
            <text:p>2.444</text:p>
          </table:table-cell>
          <table:table-cell office:value-type="float" office:value="8.308" calcext:value-type="float">
            <text:p>8.308</text:p>
          </table:table-cell>
          <table:table-cell office:value-type="float" office:value="10.066" calcext:value-type="float">
            <text:p>10.066</text:p>
          </table:table-cell>
          <table:table-cell office:value-type="float" office:value="10.646" calcext:value-type="float">
            <text:p>10.6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42" calcext:value-type="float">
            <text:p>0.042</text:p>
          </table:table-cell>
          <table:table-cell office:value-type="float" office:value="0.391" calcext:value-type="float">
            <text:p>0.391</text:p>
          </table:table-cell>
          <table:table-cell office:value-type="float" office:value="2.292" calcext:value-type="float">
            <text:p>2.292</text:p>
          </table:table-cell>
          <table:table-cell office:value-type="float" office:value="2.436" calcext:value-type="float">
            <text:p>2.436</text:p>
          </table:table-cell>
          <table:table-cell office:value-type="float" office:value="8.981" calcext:value-type="float">
            <text:p>8.981</text:p>
          </table:table-cell>
          <table:table-cell office:value-type="float" office:value="11.377" calcext:value-type="float">
            <text:p>11.377</text:p>
          </table:table-cell>
          <table:table-cell office:value-type="float" office:value="11.845" calcext:value-type="float">
            <text:p>11.8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9" calcext:value-type="float">
            <text:p>0.409</text:p>
          </table:table-cell>
          <table:table-cell office:value-type="float" office:value="2.264" calcext:value-type="float">
            <text:p>2.264</text:p>
          </table:table-cell>
          <table:table-cell office:value-type="float" office:value="2.434" calcext:value-type="float">
            <text:p>2.434</text:p>
          </table:table-cell>
          <table:table-cell office:value-type="float" office:value="9.105" calcext:value-type="float">
            <text:p>9.105</text:p>
          </table:table-cell>
          <table:table-cell office:value-type="float" office:value="11.312" calcext:value-type="float">
            <text:p>11.312</text:p>
          </table:table-cell>
          <table:table-cell office:value-type="float" office:value="11.839" calcext:value-type="float">
            <text:p>11.83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41" calcext:value-type="float">
            <text:p>0.041</text:p>
          </table:table-cell>
          <table:table-cell office:value-type="float" office:value="0.417" calcext:value-type="float">
            <text:p>0.417</text:p>
          </table:table-cell>
          <table:table-cell office:value-type="float" office:value="3.604" calcext:value-type="float">
            <text:p>3.604</text:p>
          </table:table-cell>
          <table:table-cell office:value-type="float" office:value="2.6" calcext:value-type="float">
            <text:p>2.6</text:p>
          </table:table-cell>
          <table:table-cell office:value-type="float" office:value="8.973" calcext:value-type="float">
            <text:p>8.973</text:p>
          </table:table-cell>
          <table:table-cell office:value-type="float" office:value="11.172" calcext:value-type="float">
            <text:p>11.172</text:p>
          </table:table-cell>
          <table:table-cell office:value-type="float" office:value="11.883" calcext:value-type="float">
            <text:p>11.8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9" calcext:value-type="float">
            <text:p>0.409</text:p>
          </table:table-cell>
          <table:table-cell office:value-type="float" office:value="3.419" calcext:value-type="float">
            <text:p>3.419</text:p>
          </table:table-cell>
          <table:table-cell office:value-type="float" office:value="2.64" calcext:value-type="float">
            <text:p>2.64</text:p>
          </table:table-cell>
          <table:table-cell office:value-type="float" office:value="8.951" calcext:value-type="float">
            <text:p>8.951</text:p>
          </table:table-cell>
          <table:table-cell office:value-type="float" office:value="11.348" calcext:value-type="float">
            <text:p>11.348</text:p>
          </table:table-cell>
          <table:table-cell office:value-type="float" office:value="11.872" calcext:value-type="float">
            <text:p>11.87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342" calcext:value-type="float">
            <text:p>3.342</text:p>
          </table:table-cell>
          <table:table-cell office:value-type="float" office:value="2.533" calcext:value-type="float">
            <text:p>2.533</text:p>
          </table:table-cell>
          <table:table-cell office:value-type="float" office:value="8.965" calcext:value-type="float">
            <text:p>8.965</text:p>
          </table:table-cell>
          <table:table-cell office:value-type="float" office:value="11.297" calcext:value-type="float">
            <text:p>11.297</text:p>
          </table:table-cell>
          <table:table-cell office:value-type="float" office:value="11.814" calcext:value-type="float">
            <text:p>11.814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6:51:40.691369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ta2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number-columns-repeated="9"/>
          <table:table-cell office:value-type="string" calcext:value-type="string">
            <text:p>LOCAL_SIZE</text:p>
          </table:table-cell>
          <table:table-cell office:value-type="float" office:value="1024" calcext:value-type="float">
            <text:p>1024</text:p>
          </table:table-cell>
          <table:table-cell office:value-type="float" office:value="10240" calcext:value-type="float">
            <text:p>10240</text:p>
          </table:table-cell>
          <table:table-cell office:value-type="float" office:value="102400" calcext:value-type="float">
            <text:p>1024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10240000" calcext:value-type="float">
            <text:p>10240000</text:p>
          </table:table-cell>
          <table:table-cell office:value-type="float" office:value="40960000" calcext:value-type="float">
            <text:p>40960000</text:p>
          </table:table-cell>
          <table:table-cell office:value-type="float" office:value="81920000" calcext:value-type="float">
            <text:p>81920000</text:p>
          </table:table-cell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0.037" calcext:value-type="float">
            <text:p>0.037</text:p>
          </table:table-cell>
          <table:table-cell office:value-type="float" office:value="0.207" calcext:value-type="float">
            <text:p>0.207</text:p>
          </table:table-cell>
          <table:table-cell office:value-type="float" office:value="0.38" calcext:value-type="float">
            <text:p>0.38</text:p>
          </table:table-cell>
          <table:table-cell office:value-type="float" office:value="0.367" calcext:value-type="float">
            <text:p>0.367</text:p>
          </table:table-cell>
          <table:table-cell table:number-columns-repeated="2" office:value-type="float" office:value="0.414" calcext:value-type="float">
            <text:p>0.414</text:p>
          </table:table-cell>
          <table:table-cell office:value-type="float" office:value="0.415" calcext:value-type="float">
            <text:p>0.415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4" calcext:value-type="float">
            <text:p>0.274</text:p>
          </table:table-cell>
          <table:table-cell office:value-type="float" office:value="0.699" calcext:value-type="float">
            <text:p>0.699</text:p>
          </table:table-cell>
          <table:table-cell office:value-type="float" office:value="0.666" calcext:value-type="float">
            <text:p>0.66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3" calcext:value-type="float">
            <text:p>0.83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0.039" calcext:value-type="float">
            <text:p>0.039</text:p>
          </table:table-cell>
          <table:table-cell office:value-type="float" office:value="0.328" calcext:value-type="float">
            <text:p>0.328</text:p>
          </table:table-cell>
          <table:table-cell office:value-type="float" office:value="1.188" calcext:value-type="float">
            <text:p>1.188</text:p>
          </table:table-cell>
          <table:table-cell office:value-type="float" office:value="1.102" calcext:value-type="float">
            <text:p>1.102</text:p>
          </table:table-cell>
          <table:table-cell office:value-type="float" office:value="1.584" calcext:value-type="float">
            <text:p>1.584</text:p>
          </table:table-cell>
          <table:table-cell office:value-type="float" office:value="1.651" calcext:value-type="float">
            <text:p>1.651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0.039" calcext:value-type="float">
            <text:p>0.039</text:p>
          </table:table-cell>
          <table:table-cell office:value-type="float" office:value="0.361" calcext:value-type="float">
            <text:p>0.361</text:p>
          </table:table-cell>
          <table:table-cell office:value-type="float" office:value="1.836" calcext:value-type="float">
            <text:p>1.836</text:p>
          </table:table-cell>
          <table:table-cell office:value-type="float" office:value="1.508" calcext:value-type="float">
            <text:p>1.508</text:p>
          </table:table-cell>
          <table:table-cell office:value-type="float" office:value="2.795" calcext:value-type="float">
            <text:p>2.795</text:p>
          </table:table-cell>
          <table:table-cell office:value-type="float" office:value="3.042" calcext:value-type="float">
            <text:p>3.042</text:p>
          </table:table-cell>
          <table:table-cell office:value-type="float" office:value="3.076" calcext:value-type="float">
            <text:p>3.076</text:p>
          </table:table-cell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0.041" calcext:value-type="float">
            <text:p>0.041</text:p>
          </table:table-cell>
          <table:table-cell office:value-type="float" office:value="0.367" calcext:value-type="float">
            <text:p>0.367</text:p>
          </table:table-cell>
          <table:table-cell office:value-type="float" office:value="2.537" calcext:value-type="float">
            <text:p>2.537</text:p>
          </table:table-cell>
          <table:table-cell office:value-type="float" office:value="2.058" calcext:value-type="float">
            <text:p>2.058</text:p>
          </table:table-cell>
          <table:table-cell office:value-type="float" office:value="4.987" calcext:value-type="float">
            <text:p>4.987</text:p>
          </table:table-cell>
          <table:table-cell office:value-type="float" office:value="5.588" calcext:value-type="float">
            <text:p>5.588</text:p>
          </table:table-cell>
          <table:table-cell office:value-type="float" office:value="5.761" calcext:value-type="float">
            <text:p>5.761</text:p>
          </table:table-cell>
        </table:table-row>
        <table:table-row table:style-name="ro1">
          <table:table-cell table:number-columns-repeated="9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.262" calcext:value-type="float">
            <text:p>0.262</text:p>
          </table:table-cell>
          <table:table-cell office:value-type="float" office:value="2.996" calcext:value-type="float">
            <text:p>2.996</text:p>
          </table:table-cell>
          <table:table-cell office:value-type="float" office:value="2.395" calcext:value-type="float">
            <text:p>2.395</text:p>
          </table:table-cell>
          <table:table-cell office:value-type="float" office:value="6.903" calcext:value-type="float">
            <text:p>6.903</text:p>
          </table:table-cell>
          <table:table-cell office:value-type="float" office:value="8.262" calcext:value-type="float">
            <text:p>8.262</text:p>
          </table:table-cell>
          <table:table-cell office:value-type="float" office:value="8.492" calcext:value-type="float">
            <text:p>8.492</text:p>
          </table:table-cell>
        </table:table-row>
        <table:table-row table:style-name="ro1">
          <table:table-cell table:number-columns-repeated="9"/>
          <table:table-cell office:value-type="float" office:value="64" calcext:value-type="float">
            <text:p>64</text:p>
          </table:table-cell>
          <table:table-cell office:value-type="float" office:value="0.041" calcext:value-type="float">
            <text:p>0.041</text:p>
          </table:table-cell>
          <table:table-cell office:value-type="float" office:value="0.401" calcext:value-type="float">
            <text:p>0.401</text:p>
          </table:table-cell>
          <table:table-cell office:value-type="float" office:value="3.254" calcext:value-type="float">
            <text:p>3.254</text:p>
          </table:table-cell>
          <table:table-cell office:value-type="float" office:value="2.437" calcext:value-type="float">
            <text:p>2.437</text:p>
          </table:table-cell>
          <table:table-cell office:value-type="float" office:value="6.811" calcext:value-type="float">
            <text:p>6.811</text:p>
          </table:table-cell>
          <table:table-cell office:value-type="float" office:value="8.639" calcext:value-type="float">
            <text:p>8.639</text:p>
          </table:table-cell>
          <table:table-cell office:value-type="float" office:value="9.166" calcext:value-type="float">
            <text:p>9.166</text:p>
          </table:table-cell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402" calcext:value-type="float">
            <text:p>0.402</text:p>
          </table:table-cell>
          <table:table-cell office:value-type="float" office:value="3.303" calcext:value-type="float">
            <text:p>3.303</text:p>
          </table:table-cell>
          <table:table-cell office:value-type="float" office:value="2.433" calcext:value-type="float">
            <text:p>2.433</text:p>
          </table:table-cell>
          <table:table-cell office:value-type="float" office:value="7.269" calcext:value-type="float">
            <text:p>7.269</text:p>
          </table:table-cell>
          <table:table-cell office:value-type="float" office:value="8.785" calcext:value-type="float">
            <text:p>8.785</text:p>
          </table:table-cell>
          <table:table-cell office:value-type="float" office:value="9.141" calcext:value-type="float">
            <text:p>9.141</text:p>
          </table:table-cell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0.036" calcext:value-type="float">
            <text:p>0.036</text:p>
          </table:table-cell>
          <table:table-cell office:value-type="float" office:value="0.4" calcext:value-type="float">
            <text:p>0.4</text:p>
          </table:table-cell>
          <table:table-cell office:value-type="float" office:value="3.445" calcext:value-type="float">
            <text:p>3.445</text:p>
          </table:table-cell>
          <table:table-cell office:value-type="float" office:value="2.364" calcext:value-type="float">
            <text:p>2.364</text:p>
          </table:table-cell>
          <table:table-cell office:value-type="float" office:value="7.272" calcext:value-type="float">
            <text:p>7.272</text:p>
          </table:table-cell>
          <table:table-cell office:value-type="float" office:value="8.69" calcext:value-type="float">
            <text:p>8.69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4" calcext:value-type="float">
            <text:p>0.414</text:p>
          </table:table-cell>
          <table:table-cell office:value-type="float" office:value="3.372" calcext:value-type="float">
            <text:p>3.372</text:p>
          </table:table-cell>
          <table:table-cell office:value-type="float" office:value="2.272" calcext:value-type="float">
            <text:p>2.272</text:p>
          </table:table-cell>
          <table:table-cell office:value-type="float" office:value="7.347" calcext:value-type="float">
            <text:p>7.347</text:p>
          </table:table-cell>
          <table:table-cell office:value-type="float" office:value="8.779" calcext:value-type="float">
            <text:p>8.779</text:p>
          </table:table-cell>
          <table:table-cell office:value-type="float" office:value="9.131" calcext:value-type="float">
            <text:p>9.131</text:p>
          </table:table-cell>
        </table:table-row>
        <table:table-row table:style-name="ro1">
          <table:table-cell table:number-columns-repeated="9"/>
          <table:table-cell office:value-type="float" office:value="1024" calcext:value-type="float">
            <text:p>1024</text:p>
          </table:table-cell>
          <table:table-cell office:value-type="float" office:value="0.042" calcext:value-type="float">
            <text:p>0.042</text:p>
          </table:table-cell>
          <table:table-cell office:value-type="float" office:value="0.413" calcext:value-type="float">
            <text:p>0.413</text:p>
          </table:table-cell>
          <table:table-cell office:value-type="float" office:value="3.306" calcext:value-type="float">
            <text:p>3.306</text:p>
          </table:table-cell>
          <table:table-cell office:value-type="float" office:value="2.312" calcext:value-type="float">
            <text:p>2.312</text:p>
          </table:table-cell>
          <table:table-cell office:value-type="float" office:value="7.27" calcext:value-type="float">
            <text:p>7.27</text:p>
          </table:table-cell>
          <table:table-cell office:value-type="float" office:value="8.733" calcext:value-type="float">
            <text:p>8.733</text:p>
          </table:table-cell>
          <table:table-cell office:value-type="float" office:value="9.109" calcext:value-type="float">
            <text:p>9.109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6:52:05.769724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852cm" svg:height="14.504cm" xlink:href="." xlink:type="simple" chart:class="chart:scatter" chart:style-name="ch1">
        <chart:title svg:x="4.181cm" svg:y="0.426cm" chart:style-name="ch2">
          <text:p>Performance vs. Local Work Size of the Multiply program</text:p>
        </chart:title>
        <chart:subtitle svg:x="6.522cm" svg:y="1.495cm" chart:style-name="ch3">
          <text:p>with constant Global Work Size curves</text:p>
        </chart:subtitle>
        <chart:legend chart:legend-position="end" svg:x="17.026cm" svg:y="5.459cm" style:legend-expansion="high" chart:style-name="ch4"/>
        <chart:plot-area chart:style-name="ch5" chart:data-source-has-labels="both" svg:x="1.408cm" svg:y="2.468cm" svg:width="15.221cm" svg:height="10.765cm">
          <chartooo:coordinate-region svg:x="1.844cm" svg:y="2.667cm" svg:width="14.228cm" svg:height="9.919cm"/>
          <chart:axis chart:dimension="x" chart:name="primary-x" chart:style-name="ch6" chartooo:axis-type="auto">
            <chart:title svg:x="6.831cm" svg:y="13.523cm" chart:style-name="ch7">
              <text:p>Local Work Size (in elements)</text:p>
            </chart:title>
            <chart:categories table:cell-range-address="local-table.$A$2:.$A$12"/>
          </chart:axis>
          <chart:axis chart:dimension="y" chart:name="primary-y" chart:style-name="ch6">
            <chart:title svg:x="0.451cm" svg:y="10.513cm" chart:style-name="ch8">
              <text:p>Performance (GigaMultsPerSecond)</text:p>
            </chart:title>
            <chart:grid chart:style-name="ch9" chart:class="major"/>
          </chart:axis>
          <chart:series chart:style-name="ch10" chart:values-cell-range-address="local-table.$C$2:.$C$12" chart:label-cell-address="local-table.$C$1" chart:class="chart:scatter">
            <chart:domain table:cell-range-address="local-table.$B$2:.$B$12"/>
            <chart:data-point chart:repeated="11"/>
          </chart:series>
          <chart:series chart:style-name="ch11" chart:values-cell-range-address="local-table.$D$2:.$D$12" chart:label-cell-address="local-table.$D$1" chart:class="chart:scatter">
            <chart:data-point chart:repeated="11"/>
          </chart:series>
          <chart:series chart:style-name="ch12" chart:values-cell-range-address="local-table.$E$2:.$E$12" chart:label-cell-address="local-table.$E$1" chart:class="chart:scatter">
            <chart:data-point chart:repeated="11"/>
          </chart:series>
          <chart:series chart:style-name="ch13" chart:values-cell-range-address="local-table.$F$2:.$F$12" chart:label-cell-address="local-table.$F$1" chart:class="chart:scatter">
            <chart:data-point chart:repeated="11"/>
          </chart:series>
          <chart:series chart:style-name="ch14" chart:values-cell-range-address="local-table.$G$2:.$G$12" chart:label-cell-address="local-table.$G$1" chart:class="chart:scatter">
            <chart:data-point chart:repeated="11"/>
          </chart:series>
          <chart:series chart:style-name="ch15" chart:values-cell-range-address="local-table.$H$2:.$H$12" chart:label-cell-address="local-table.$H$1" chart:class="chart:scatter">
            <chart:data-point chart:repeated="11"/>
          </chart:series>
          <chart:series chart:style-name="ch16" chart:values-cell-range-address="local-table.$I$2:.$I$12" chart:label-cell-address="local-table.$I$1" chart:class="chart:scatter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1024</text:p>
              </table:table-cell>
              <table:table-cell office:value-type="string">
                <text:p>10240</text:p>
              </table:table-cell>
              <table:table-cell office:value-type="string">
                <text:p>102400</text:p>
              </table:table-cell>
              <table:table-cell office:value-type="string">
                <text:p>1024000</text:p>
              </table:table-cell>
              <table:table-cell office:value-type="string">
                <text:p>10240000</text:p>
              </table:table-cell>
              <table:table-cell office:value-type="string">
                <text:p>40960000</text:p>
              </table:table-cell>
              <table:table-cell office:value-type="string">
                <text:p>8192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5">
                <text:p>0.035</text:p>
              </table:table-cell>
              <table:table-cell office:value-type="float" office:value="0.172">
                <text:p>0.172</text:p>
              </table:table-cell>
              <table:table-cell office:value-type="float" office:value="0.283">
                <text:p>0.283</text:p>
              </table:table-cell>
              <table:table-cell office:value-type="float" office:value="0.275">
                <text:p>0.275</text:p>
              </table:table-cell>
              <table:table-cell office:value-type="float" office:value="0.3">
                <text:p>0.3</text:p>
              </table:table-cell>
              <table:table-cell office:value-type="float" office:value="0.302">
                <text:p>0.302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276">
                <text:p>0.276</text:p>
              </table:table-cell>
              <table:table-cell office:value-type="float" office:value="0.696">
                <text:p>0.696</text:p>
              </table:table-cell>
              <table:table-cell office:value-type="float" office:value="0.66">
                <text:p>0.66</text:p>
              </table:table-cell>
              <table:table-cell office:value-type="float" office:value="0.819">
                <text:p>0.819</text:p>
              </table:table-cell>
              <table:table-cell office:value-type="float" office:value="0.835">
                <text:p>0.835</text:p>
              </table:table-cell>
              <table:table-cell office:value-type="float" office:value="0.838">
                <text:p>0.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39">
                <text:p>0.039</text:p>
              </table:table-cell>
              <table:table-cell office:value-type="float" office:value="0.328">
                <text:p>0.328</text:p>
              </table:table-cell>
              <table:table-cell office:value-type="float" office:value="1.199">
                <text:p>1.199</text:p>
              </table:table-cell>
              <table:table-cell office:value-type="float" office:value="1.088">
                <text:p>1.088</text:p>
              </table:table-cell>
              <table:table-cell office:value-type="float" office:value="1.543">
                <text:p>1.543</text:p>
              </table:table-cell>
              <table:table-cell office:value-type="float" office:value="1.656">
                <text:p>1.656</text:p>
              </table:table-cell>
              <table:table-cell office:value-type="float" office:value="1.357">
                <text:p>1.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37">
                <text:p>0.037</text:p>
              </table:table-cell>
              <table:table-cell office:value-type="float" office:value="0.356">
                <text:p>0.356</text:p>
              </table:table-cell>
              <table:table-cell office:value-type="float" office:value="1.73">
                <text:p>1.73</text:p>
              </table:table-cell>
              <table:table-cell office:value-type="float" office:value="1.526">
                <text:p>1.526</text:p>
              </table:table-cell>
              <table:table-cell office:value-type="float" office:value="2.683">
                <text:p>2.683</text:p>
              </table:table-cell>
              <table:table-cell office:value-type="float" office:value="2.846">
                <text:p>2.846</text:p>
              </table:table-cell>
              <table:table-cell office:value-type="float" office:value="2.885">
                <text:p>2.8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43">
                <text:p>0.043</text:p>
              </table:table-cell>
              <table:table-cell office:value-type="float" office:value="0.374">
                <text:p>0.374</text:p>
              </table:table-cell>
              <table:table-cell office:value-type="float" office:value="2.508">
                <text:p>2.508</text:p>
              </table:table-cell>
              <table:table-cell office:value-type="float" office:value="1.941">
                <text:p>1.941</text:p>
              </table:table-cell>
              <table:table-cell office:value-type="float" office:value="5.005">
                <text:p>5.005</text:p>
              </table:table-cell>
              <table:table-cell office:value-type="float" office:value="5.794">
                <text:p>5.794</text:p>
              </table:table-cell>
              <table:table-cell office:value-type="float" office:value="5.938">
                <text:p>5.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041">
                <text:p>0.041</text:p>
              </table:table-cell>
              <table:table-cell office:value-type="float" office:value="0.393">
                <text:p>0.393</text:p>
              </table:table-cell>
              <table:table-cell office:value-type="float" office:value="3.147">
                <text:p>3.147</text:p>
              </table:table-cell>
              <table:table-cell office:value-type="float" office:value="2.444">
                <text:p>2.444</text:p>
              </table:table-cell>
              <table:table-cell office:value-type="float" office:value="8.308">
                <text:p>8.308</text:p>
              </table:table-cell>
              <table:table-cell office:value-type="float" office:value="10.066">
                <text:p>10.066</text:p>
              </table:table-cell>
              <table:table-cell office:value-type="float" office:value="10.646">
                <text:p>10.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042">
                <text:p>0.042</text:p>
              </table:table-cell>
              <table:table-cell office:value-type="float" office:value="0.391">
                <text:p>0.391</text:p>
              </table:table-cell>
              <table:table-cell office:value-type="float" office:value="2.292">
                <text:p>2.292</text:p>
              </table:table-cell>
              <table:table-cell office:value-type="float" office:value="2.436">
                <text:p>2.436</text:p>
              </table:table-cell>
              <table:table-cell office:value-type="float" office:value="8.981">
                <text:p>8.981</text:p>
              </table:table-cell>
              <table:table-cell office:value-type="float" office:value="11.377">
                <text:p>11.377</text:p>
              </table:table-cell>
              <table:table-cell office:value-type="float" office:value="11.845">
                <text:p>11.8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039">
                <text:p>0.039</text:p>
              </table:table-cell>
              <table:table-cell office:value-type="float" office:value="0.409">
                <text:p>0.409</text:p>
              </table:table-cell>
              <table:table-cell office:value-type="float" office:value="2.264">
                <text:p>2.264</text:p>
              </table:table-cell>
              <table:table-cell office:value-type="float" office:value="2.434">
                <text:p>2.434</text:p>
              </table:table-cell>
              <table:table-cell office:value-type="float" office:value="9.105">
                <text:p>9.105</text:p>
              </table:table-cell>
              <table:table-cell office:value-type="float" office:value="11.312">
                <text:p>11.312</text:p>
              </table:table-cell>
              <table:table-cell office:value-type="float" office:value="11.839">
                <text:p>11.8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041">
                <text:p>0.041</text:p>
              </table:table-cell>
              <table:table-cell office:value-type="float" office:value="0.417">
                <text:p>0.417</text:p>
              </table:table-cell>
              <table:table-cell office:value-type="float" office:value="3.604">
                <text:p>3.604</text:p>
              </table:table-cell>
              <table:table-cell office:value-type="float" office:value="2.6">
                <text:p>2.6</text:p>
              </table:table-cell>
              <table:table-cell office:value-type="float" office:value="8.973">
                <text:p>8.973</text:p>
              </table:table-cell>
              <table:table-cell office:value-type="float" office:value="11.172">
                <text:p>11.172</text:p>
              </table:table-cell>
              <table:table-cell office:value-type="float" office:value="11.883">
                <text:p>11.8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0.042">
                <text:p>0.042</text:p>
              </table:table-cell>
              <table:table-cell office:value-type="float" office:value="0.409">
                <text:p>0.409</text:p>
              </table:table-cell>
              <table:table-cell office:value-type="float" office:value="3.419">
                <text:p>3.419</text:p>
              </table:table-cell>
              <table:table-cell office:value-type="float" office:value="2.64">
                <text:p>2.64</text:p>
              </table:table-cell>
              <table:table-cell office:value-type="float" office:value="8.951">
                <text:p>8.951</text:p>
              </table:table-cell>
              <table:table-cell office:value-type="float" office:value="11.348">
                <text:p>11.348</text:p>
              </table:table-cell>
              <table:table-cell office:value-type="float" office:value="11.872">
                <text:p>11.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0.042">
                <text:p>0.042</text:p>
              </table:table-cell>
              <table:table-cell office:value-type="float" office:value="0.403">
                <text:p>0.403</text:p>
              </table:table-cell>
              <table:table-cell office:value-type="float" office:value="3.342">
                <text:p>3.342</text:p>
              </table:table-cell>
              <table:table-cell office:value-type="float" office:value="2.533">
                <text:p>2.533</text:p>
              </table:table-cell>
              <table:table-cell office:value-type="float" office:value="8.965">
                <text:p>8.965</text:p>
              </table:table-cell>
              <table:table-cell office:value-type="float" office:value="11.297">
                <text:p>11.297</text:p>
              </table:table-cell>
              <table:table-cell office:value-type="float" office:value="11.814">
                <text:p>11.8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